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4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9" style:family="graphic" style:parent-style-name="standard">
      <style:graphic-properties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14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1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626cm" fo:min-width="1.444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8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11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120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155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156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157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158" draw:marker-end-width="0.3cm" draw:fill="solid" draw:textarea-vertical-align="middle" loext:decorative="false"/>
    </style:style>
    <style:style style:name="gr23" style:family="graphic" style:parent-style-name="objectwithoutfill">
      <style:graphic-properties draw:marker-end="Arrowheads_20_159" draw:marker-end-width="0.3cm" draw:fill="solid" draw:textarea-vertical-align="middle" loext:decorative="false"/>
    </style:style>
    <style:style style:name="gr24" style:family="graphic" style:parent-style-name="objectwithoutfill">
      <style:graphic-properties draw:marker-end="Arrowheads_20_160" draw:marker-end-width="0.3cm" draw:fill="solid" draw:textarea-vertical-align="middle" loext:decorative="false"/>
    </style:style>
    <style:style style:name="gr25" style:family="graphic" style:parent-style-name="objectwithoutfill">
      <style:graphic-properties draw:marker-end="Arrowheads_20_161" draw:marker-end-width="0.3cm" draw:fill="solid" draw:textarea-vertical-align="middle" loext:decorative="false"/>
    </style:style>
    <style:style style:name="gr26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66" draw:marker-end-width="0.3cm" draw:fill="solid" draw:textarea-vertical-align="middle" loext:decorative="false"/>
    </style:style>
    <style:style style:name="gr2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7cm" fo:min-width="2.538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padding-top="0.25cm" fo:padding-bottom="0.25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25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228" draw:marker-end-width="0.3cm" draw:fill="solid" draw:textarea-vertical-align="middle" loext:decorative="false"/>
    </style:style>
    <style:style style:name="gr32" style:family="graphic" style:parent-style-name="objectwithoutfill">
      <style:graphic-properties draw:marker-end="Arrowheads_20_229" draw:marker-end-width="0.3cm" draw:fill="solid" draw:textarea-vertical-align="middle" loext:decorative="false"/>
    </style:style>
    <style:style style:name="gr33" style:family="graphic" style:parent-style-name="objectwithoutfill">
      <style:graphic-properties draw:marker-end="Arrowheads_20_230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31" draw:marker-end-width="0.3cm" draw:fill="solid" draw:textarea-vertical-align="middle" loext:decorative="false"/>
    </style:style>
    <style:style style:name="gr3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09cm" fo:min-width="2.69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33" draw:marker-end-width="0.3cm" draw:fill="solid" draw:textarea-vertical-align="middle" loext:decorative="false"/>
    </style:style>
    <style:style style:name="gr3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82cm" fo:min-width="1.97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39" style:family="graphic" style:parent-style-name="objectwithoutfill">
      <style:graphic-properties draw:marker-end="Arrowheads_20_234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Arrowheads_20_235" draw:marker-end-width="0.3cm" draw:fill="solid" draw:textarea-vertical-align="middle" loext:decorative="false"/>
    </style:style>
    <style:style style:name="gr41" style:family="graphic" style:parent-style-name="objectwithoutfill">
      <style:graphic-properties draw:stroke="dash" draw:stroke-dash="Long_20_Dash" draw:marker-end="Arrowheads_20_236" draw:marker-end-width="0.3cm" draw:fill="solid" draw:textarea-vertical-align="middle" loext:decorative="false"/>
    </style:style>
    <style:style style:name="gr4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14cm" fo:min-width="2.472cm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44" style:family="graphic" style:parent-style-name="objectwithoutfill">
      <style:graphic-properties draw:marker-end="Arrowheads_20_237" draw:marker-end-width="0.3cm" draw:fill="solid" draw:textarea-vertical-align="middle" loext:decorative="false"/>
    </style:style>
    <style:style style:name="gr45" style:family="graphic" style:parent-style-name="objectwithoutfill">
      <style:graphic-properties draw:marker-end="Arrowheads_20_238" draw:marker-end-width="0.3cm" draw:fill="solid" draw:textarea-vertical-align="middle" loext:decorative="false"/>
    </style:style>
    <style:style style:name="gr46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7cm" fo:min-width="2.692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Long_20_Dash" draw:marker-end="Arrowheads_20_243" draw:marker-end-width="0.3cm" draw:fill="solid" draw:textarea-vertical-align="middle" loext:decorative="false"/>
    </style:style>
    <style:style style:name="gr48" style:family="graphic" style:parent-style-name="objectwithoutfill">
      <style:graphic-properties draw:marker-end="Arrowheads_20_245" draw:marker-end-width="0.3cm" draw:fill="solid" draw:textarea-vertical-align="middle" loext:decorative="false"/>
    </style:style>
    <style:style style:name="gr49" style:family="graphic" style:parent-style-name="objectwithoutfill">
      <style:graphic-properties draw:marker-end="Arrowheads_20_246" draw:marker-end-width="0.3cm" draw:fill="solid" draw:textarea-vertical-align="middle" loext:decorative="false"/>
    </style:style>
    <style:style style:name="gr50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52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53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4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56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57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6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3.901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60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Arrowheads_20_61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Arrowheads_20_62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Arrowheads_20_63" draw:marker-end-width="0.3cm" draw:fill="solid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solid" draw:textarea-vertical-align="middle" loext:decorative="false"/>
    </style:style>
    <style:style style:name="gr68" style:family="graphic" style:parent-style-name="objectwithoutfill">
      <style:graphic-properties draw:marker-end="Arrowheads_20_66" draw:marker-end-width="0.3cm" draw:fill="solid" draw:textarea-vertical-align="middle" loext:decorative="false"/>
    </style:style>
    <style:style style:name="gr69" style:family="graphic" style:parent-style-name="objectwithoutfill">
      <style:graphic-properties draw:marker-end="Arrowheads_20_67" draw:marker-end-width="0.3cm" draw:fill="solid" draw:textarea-vertical-align="middle" loext:decorative="false"/>
    </style:style>
    <style:style style:name="gr70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71" style:family="graphic" style:parent-style-name="objectwithoutfill">
      <style:graphic-properties draw:marker-end="Arrowheads_20_68" draw:marker-end-width="0.3cm" draw:fill="solid" draw:textarea-vertical-align="middle" loext:decorative="false"/>
    </style:style>
    <style:style style:name="gr72" style:family="graphic" style:parent-style-name="objectwithoutfill">
      <style:graphic-properties draw:marker-end="Arrowheads_20_69" draw:marker-end-width="0.3cm" draw:fill="solid" draw:textarea-vertical-align="middle" loext:decorative="false"/>
    </style:style>
    <style:style style:name="gr73" style:family="graphic" style:parent-style-name="objectwithoutfill">
      <style:graphic-properties draw:marker-end="Arrowheads_20_70" draw:marker-end-width="0.3cm" draw:fill="solid" draw:textarea-vertical-align="middle" loext:decorative="false"/>
    </style:style>
    <style:style style:name="gr74" style:family="graphic" style:parent-style-name="objectwithoutfill">
      <style:graphic-properties draw:marker-end="Arrowheads_20_71" draw:marker-end-width="0.3cm" draw:fill="solid" draw:textarea-vertical-align="middle" loext:decorative="false"/>
    </style:style>
    <style:style style:name="gr7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457cm" fo:min-width="3.901cm" style:writing-mode="lr-tb" loext:decorative="false"/>
      <style:paragraph-properties style:writing-mode="lr-tb"/>
    </style:style>
    <style:style style:name="gr76" style:family="graphic" style:parent-style-name="objectwithoutfill">
      <style:graphic-properties draw:marker-end="Arrowheads_20_100" draw:marker-end-width="0.3cm" draw:fill="solid" draw:textarea-vertical-align="middle" loext:decorative="false"/>
    </style:style>
    <style:style style:name="gr77" style:family="graphic" style:parent-style-name="objectwithoutfill">
      <style:graphic-properties draw:marker-end="Arrowheads_20_101" draw:marker-end-width="0.3cm" draw:fill="solid" draw:textarea-vertical-align="middle" loext:decorative="false"/>
    </style:style>
    <style:style style:name="gr78" style:family="graphic" style:parent-style-name="objectwithoutfill">
      <style:graphic-properties draw:marker-end="Arrowheads_20_215" draw:marker-end-width="0.3cm" draw:fill="solid" draw:textarea-vertical-align="middle" loext:decorative="false"/>
    </style:style>
    <style:style style:name="gr79" style:family="graphic" style:parent-style-name="standard">
      <style:graphic-properties draw:fill="solid" draw:fill-color="#8fd7d7" draw:textarea-horizontal-align="center" draw:textarea-vertical-align="middle" loext:decorative="false"/>
      <style:paragraph-properties style:writing-mode="lr-tb"/>
    </style:style>
    <style:style style:name="gr80" style:family="graphic" style:parent-style-name="objectwithoutfill">
      <style:graphic-properties draw:marker-end="Arrowheads_20_216" draw:marker-end-width="0.3cm" draw:fill="solid" draw:textarea-vertical-align="middle" loext:decorative="false"/>
    </style:style>
    <style:style style:name="gr81" style:family="graphic" style:parent-style-name="objectwithoutfill">
      <style:graphic-properties draw:marker-end="Arrowheads_20_217" draw:marker-end-width="0.3cm" draw:fill="solid" draw:textarea-vertical-align="middle" loext:decorative="false"/>
    </style:style>
    <style:style style:name="gr82" style:family="graphic" style:parent-style-name="objectwithoutfill">
      <style:graphic-properties draw:marker-end="Arrowheads_20_218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Arrowheads_20_219" draw:marker-end-width="0.3cm" draw:fill="solid" draw:textarea-vertical-align="middle" loext:decorative="false"/>
    </style:style>
    <style:style style:name="gr84" style:family="graphic" style:parent-style-name="objectwithoutfill">
      <style:graphic-properties draw:marker-end="Arrowheads_20_239" draw:marker-end-width="0.3cm" draw:fill="solid" draw:fill-color="#8fd7d7" draw:textarea-vertical-align="middle" loext:decorative="false"/>
    </style:style>
    <style:style style:name="gr85" style:family="graphic" style:parent-style-name="objectwithoutfill">
      <style:graphic-properties draw:marker-end="Arrowheads_20_240" draw:marker-end-width="0.3cm" draw:fill="solid" draw:fill-color="#8fd7d7" draw:textarea-vertical-align="middle" loext:decorative="false"/>
    </style:style>
    <style:style style:name="gr86" style:family="graphic" style:parent-style-name="objectwithoutfill">
      <style:graphic-properties draw:marker-end="Arrowheads_20_241" draw:marker-end-width="0.3cm" draw:fill="solid" draw:fill-color="#8fd7d7" draw:textarea-vertical-align="middle" loext:decorative="false"/>
    </style:style>
    <style:style style:name="gr87" style:family="graphic" style:parent-style-name="objectwithoutfill">
      <style:graphic-properties draw:marker-end="Arrowheads_20_242" draw:marker-end-width="0.3cm" draw:fill="solid" draw:fill-color="#8fd7d7" draw:textarea-vertical-align="middle" loext:decorative="false"/>
    </style:style>
    <style:style style:name="gr88" style:family="graphic" style:parent-style-name="objectwithoutfill">
      <style:graphic-properties draw:marker-end="Arrowheads_20_247" draw:marker-end-width="0.3cm" draw:fill="solid" draw:textarea-vertical-align="middle" loext:decorative="false"/>
    </style:style>
    <style:style style:name="gr89" style:family="graphic" style:parent-style-name="objectwithoutfill">
      <style:graphic-properties draw:marker-end="Arrowheads_20_248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Arrowheads_20_249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Arrowheads_20_251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Arrowheads_20_253" draw:marker-end-width="0.3cm" draw:fill="solid" draw:textarea-vertical-align="middle" loext:decorative="false"/>
    </style:style>
    <style:style style:name="gr93" style:family="graphic" style:parent-style-name="objectwithoutfill">
      <style:graphic-properties draw:marker-end="Arrowheads_20_254" draw:marker-end-width="0.3cm" draw:fill="solid" draw:textarea-vertical-align="middle" loext:decorative="false"/>
    </style:style>
    <style:style style:name="gr94" style:family="graphic" style:parent-style-name="objectwithoutfill">
      <style:graphic-properties draw:marker-end="Arrowheads_20_255" draw:marker-end-width="0.3cm" draw:fill="solid" draw:textarea-vertical-align="middle" loext:decorative="false"/>
    </style:style>
    <style:style style:name="gr95" style:family="graphic" style:parent-style-name="objectwithoutfill">
      <style:graphic-properties draw:marker-end="Arrowheads_20_256" draw:marker-end-width="0.3cm" draw:fill="solid" draw:textarea-vertical-align="middle" loext:decorative="false"/>
    </style:style>
    <style:style style:name="gr96" style:family="graphic" style:parent-style-name="objectwithoutfill">
      <style:graphic-properties draw:marker-end="Arrowheads_20_257" draw:marker-end-width="0.3cm" draw:fill="solid" draw:textarea-vertical-align="middle" loext:decorative="false"/>
    </style:style>
    <style:style style:name="gr97" style:family="graphic" style:parent-style-name="objectwithoutfill">
      <style:graphic-properties draw:marker-end="Arrowheads_20_258" draw:marker-end-width="0.3cm" draw:fill="solid" draw:textarea-vertical-align="middle" loext:decorative="false"/>
    </style:style>
    <style:style style:name="gr98" style:family="graphic" style:parent-style-name="objectwithoutfill">
      <style:graphic-properties draw:marker-end="Arrowheads_20_259" draw:marker-end-width="0.3cm" draw:fill="solid" draw:textarea-vertical-align="middle" loext:decorative="false"/>
    </style:style>
    <style:style style:name="gr99" style:family="graphic" style:parent-style-name="objectwithoutfill">
      <style:graphic-properties draw:marker-end="Arrowheads_20_260" draw:marker-end-width="0.3cm" draw:fill="solid" draw:textarea-vertical-align="middle" loext:decorative="false"/>
    </style:style>
    <style:style style:name="gr100" style:family="graphic" style:parent-style-name="objectwithoutfill">
      <style:graphic-properties draw:marker-end="Arrowheads_20_261" draw:marker-end-width="0.3cm" draw:fill="solid" draw:textarea-vertical-align="middle" loext:decorative="false"/>
    </style:style>
    <style:style style:name="gr101" style:family="graphic" style:parent-style-name="objectwithoutfill">
      <style:graphic-properties draw:marker-end="Arrowheads_20_262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solid" draw:fill-color="#00b0b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solid" draw:fill-color="#ffffff"/>
      <style:paragraph-properties fo:margin-top="0.42cm" fo:margin-bottom="0.35cm"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style:paragraph-properties fo:text-align="center" style:text-autospace="none"/>
    </style:style>
    <style:style style:name="P14" style:family="paragraph">
      <loext:graphic-properties draw:fill="solid" draw:fill-color="#98c127"/>
      <style:paragraph-properties fo:text-align="center"/>
    </style:style>
    <style:style style:name="P15" style:family="paragraph">
      <loext:graphic-properties draw:fill="solid" draw:fill-color="#8fd7d7"/>
      <style:paragraph-properties fo:text-align="center"/>
    </style:style>
    <style:style style:name="P16" style:family="paragraph">
      <loext:graphic-properties draw:fill="solid" draw:fill-color="#ffb255"/>
      <style:paragraph-properties fo:text-align="center"/>
    </style:style>
    <style:style style:name="P17" style:family="paragraph">
      <loext:graphic-properties draw:fill="solid" draw:fill-color="#bdd373"/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font-name="Inter1" fo:font-size="10pt" fo:language="en" fo:country="US" fo:font-style="normal" fo:text-shadow="none" style:text-underline-style="none" fo:font-weight="normal" style:letter-kerning="true" style:font-name-asian="Inter1" style:font-size-asian="10pt" style:font-style-asian="normal" style:font-weight-asian="normal" style:font-name-complex="Inter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rect draw:style-name="gr2" draw:text-style-name="P2" xml:id="id1" draw:id="id1" draw:layer="layout" svg:width="2.304cm" svg:height="1cm" svg:x="125.333cm" svg:y="35.375cm">
            <text:p text:style-name="P1"><text:span text:style-name="T1">Rob</text:span><text:span text:style-name="T1">ot</text:span></text:p>
          </draw:rect>
          <draw:connector draw:style-name="gr3" draw:text-style-name="P3" draw:layer="layout" draw:type="curve" svg:x1="126.485cm" svg:y1="36.375cm" svg:x2="117.354cm" svg:y2="37.941cm" draw:start-shape="id1" draw:start-glue-point="2" draw:end-shape="id2" draw:end-glue-point="0" svg:d="M126485 36375c0 1174-9131 392-9131 1566" svg:viewBox="0 0 9132 1567">
            <text:p/>
          </draw:connector>
          <draw:rect draw:style-name="gr4" draw:text-style-name="P4" xml:id="id3" draw:id="id3" draw:layer="layout" svg:width="1.6cm" svg:height="1cm" svg:x="138.733cm" svg:y="38.375cm">
            <text:p text:style-name="P1">body</text:p>
          </draw:rect>
          <draw:rect draw:style-name="gr5" draw:text-style-name="P5" xml:id="id4" draw:id="id4" draw:layer="layout" svg:width="2.8cm" svg:height="1.2cm" svg:x="137.02cm" svg:y="40.775cm">
            <text:p text:style-name="P1">Limb<text:line-break/>(actuator)</text:p>
          </draw:rect>
          <draw:connector draw:style-name="gr6" draw:text-style-name="P3" draw:layer="layout" draw:type="curve" svg:x1="126.485cm" svg:y1="36.375cm" svg:x2="139.533cm" svg:y2="38.375cm" draw:start-shape="id1" draw:start-glue-point="2" draw:end-shape="id3" draw:end-glue-point="0" svg:d="M126485 36375c0 1500 13048 500 13048 2000" svg:viewBox="0 0 13049 2001">
            <text:p/>
          </draw:connector>
          <draw:connector draw:style-name="gr7" draw:text-style-name="P3" draw:layer="layout" draw:type="curve" svg:x1="139.533cm" svg:y1="39.375cm" svg:x2="138.42cm" svg:y2="40.775cm" draw:start-shape="id3" draw:start-glue-point="2" draw:end-shape="id4" draw:end-glue-point="0" svg:d="M139533 39375c0 1050-1113 350-1113 1400" svg:viewBox="0 0 1114 1401">
            <text:p/>
          </draw:connector>
          <draw:rect draw:style-name="gr5" draw:text-style-name="P5" xml:id="id5" draw:id="id5" draw:layer="layout" svg:width="3.4cm" svg:height="1.2cm" svg:x="141.533cm" svg:y="40.775cm">
            <text:p text:style-name="P1">nervous system</text:p>
          </draw:rect>
          <draw:connector draw:style-name="gr8" draw:text-style-name="P3" draw:layer="layout" draw:type="curve" svg:x1="139.533cm" svg:y1="39.375cm" svg:x2="143.233cm" svg:y2="40.775cm" draw:start-shape="id3" draw:start-glue-point="2" draw:end-shape="id5" draw:end-glue-point="0" svg:d="M139533 39375c0 1050 3700 350 3700 1400" svg:viewBox="0 0 3701 1401">
            <text:p/>
          </draw:connector>
          <draw:rect draw:style-name="gr9" draw:text-style-name="P1" xml:id="id7" draw:id="id7" draw:layer="layout" svg:width="3.9cm" svg:height="1.2cm" svg:x="136.759cm" svg:y="51.066cm">
            <text:p text:style-name="P1">Brain<text:line-break/>(CPU/FCU)</text:p>
          </draw:rect>
          <draw:connector draw:style-name="gr10" draw:text-style-name="P3" draw:layer="layout" draw:type="curve" svg:x1="143.121cm" svg:y1="48.51cm" svg:x2="138.709cm" svg:y2="51.066cm" draw:start-shape="id6" draw:start-glue-point="2" draw:end-shape="id7" draw:end-glue-point="0" svg:d="M143121 48510c0 1917-4412 639-4412 2556" svg:viewBox="0 0 4413 2557">
            <text:p/>
          </draw:connector>
          <draw:rect draw:style-name="gr9" draw:text-style-name="P1" xml:id="id9" draw:id="id9" draw:layer="layout" svg:width="3.339cm" svg:height="1.2cm" svg:x="141.41cm" svg:y="53.514cm">
            <text:p text:style-name="P1">Nerves<text:line-break/>(Circuit board)</text:p>
          </draw:rect>
          <draw:rect draw:style-name="gr9" draw:text-style-name="P1" xml:id="id10" draw:id="id10" draw:layer="layout" svg:width="3.9cm" svg:height="1.2cm" svg:x="145.214cm" svg:y="50.914cm">
            <text:p text:style-name="P1">Retinal<text:line-break/>(GPU)</text:p>
          </draw:rect>
          <draw:connector draw:style-name="gr11" draw:text-style-name="P3" draw:layer="layout" draw:type="curve" svg:x1="143.126cm" svg:y1="52.199cm" svg:x2="143.079cm" svg:y2="53.514cm" draw:start-shape="id8" draw:start-glue-point="2" draw:end-shape="id9" draw:end-glue-point="0" svg:d="M143126 52199c0 987-47 330-47 1315" svg:viewBox="0 0 48 1316">
            <text:p/>
          </draw:connector>
          <draw:connector draw:style-name="gr12" draw:text-style-name="P3" draw:layer="layout" draw:type="curve" svg:x1="143.121cm" svg:y1="48.51cm" svg:x2="147.164cm" svg:y2="50.914cm" draw:start-shape="id6" draw:start-glue-point="2" draw:end-shape="id10" draw:end-glue-point="0" svg:d="M143121 48510c0 1803 4043 601 4043 2404" svg:viewBox="0 0 4044 2405">
            <text:p/>
          </draw:connector>
          <draw:rect draw:style-name="gr4" draw:text-style-name="P4" xml:id="id2" draw:id="id2" draw:layer="layout" svg:width="2.978cm" svg:height="1cm" svg:x="115.865cm" svg:y="37.941cm">
            <text:p text:style-name="P1">Mind</text:p>
          </draw:rect>
          <draw:connector draw:style-name="gr13" draw:text-style-name="P3" draw:layer="layout" draw:type="curve" svg:x1="95.405cm" svg:y1="59.245cm" svg:x2="91.054cm" svg:y2="60.94cm" draw:start-shape="id11" draw:end-shape="id12" draw:end-glue-point="0" svg:d="M95405 59245c0 1272-4351 425-4351 1695" svg:viewBox="0 0 4352 1696">
            <text:p/>
          </draw:connector>
          <draw:rect draw:style-name="gr5" draw:text-style-name="P5" xml:id="id16" draw:id="id16" draw:layer="layout" svg:width="2.4cm" svg:height="1cm" svg:x="94.833cm" svg:y="51.675cm">
            <text:p text:style-name="P1">cognitive<text:line-break/>processes</text:p>
          </draw:rect>
          <draw:connector draw:style-name="gr14" draw:text-style-name="P3" draw:layer="layout" draw:type="curve" svg:x1="143.233cm" svg:y1="40.775cm" svg:x2="144.861cm" svg:y2="39.422cm" draw:start-shape="id5" draw:start-glue-point="0" draw:end-shape="id13" draw:end-glue-point="6" svg:d="M143233 40775c0-1014 1628-338 1628-1353" svg:viewBox="0 0 1629 1354">
            <text:p/>
          </draw:connector>
          <draw:custom-shape draw:style-name="gr15" draw:text-style-name="P7" xml:id="id13" draw:id="id13" draw:layer="layout" svg:width="1.943cm" svg:height="0.975cm" svg:x="143.889cm" svg:y="38.447cm">
            <text:p text:style-name="P6"><text:span text:style-name="T2">From nervos</text:span><text:span text:style-name="T2"><text:line-break/></text:span><text:span text:style-name="T2">for dummies</text:span></text:p>
            <draw:enhanced-geometry svg:viewBox="0 0 21600 21600" draw:mirror-horizontal="false" draw:mirror-vertical="false" draw:glue-points="10800 0 0 10800 10800 21600 21600 10800" draw:text-areas="0 0 21600 ?f11" draw:type="paper" draw:modifiers="19249.82698961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rect draw:style-name="gr9" draw:text-style-name="P1" xml:id="id12" draw:id="id12" draw:layer="layout" svg:width="2.79cm" svg:height="0.955cm" svg:x="89.659cm" svg:y="60.94cm">
            <text:p text:style-name="P1">Decision<text:line-break/>making</text:p>
          </draw:rect>
          <draw:rect draw:style-name="gr9" draw:text-style-name="P1" xml:id="id14" draw:id="id14" draw:layer="layout" svg:width="2.79cm" svg:height="0.955cm" svg:x="89.659cm" svg:y="63.032cm">
            <text:p text:style-name="P1">planning</text:p>
          </draw:rect>
          <draw:connector draw:style-name="gr16" draw:text-style-name="P3" draw:layer="layout" draw:type="curve" svg:x1="91.054cm" svg:y1="61.895cm" svg:x2="91.054cm" svg:y2="63.032cm" draw:start-shape="id12" draw:start-glue-point="2" draw:end-shape="id14" draw:end-glue-point="0" svg:d="M91054 61895v1137" svg:viewBox="0 0 1 1138">
            <text:p/>
          </draw:connector>
          <draw:rect draw:style-name="gr9" draw:text-style-name="P1" xml:id="id15" draw:id="id15" draw:layer="layout" svg:width="2.79cm" svg:height="0.955cm" svg:x="92.761cm" svg:y="60.94cm">
            <text:p text:style-name="P1">Concept<text:line-break/>formation</text:p>
          </draw:rect>
          <draw:connector draw:style-name="gr17" draw:text-style-name="P3" draw:layer="layout" draw:type="curve" svg:x1="95.405cm" svg:y1="59.245cm" svg:x2="94.156cm" svg:y2="60.94cm" draw:start-shape="id11" draw:start-glue-point="2" draw:end-shape="id15" svg:d="M95405 59245c0 1272-1249 425-1249 1695" svg:viewBox="0 0 1250 1696">
            <text:p/>
          </draw:connector>
          <draw:rect draw:style-name="gr9" draw:text-style-name="P1" xml:id="id17" draw:id="id17" draw:layer="layout" svg:width="2.79cm" svg:height="0.955cm" svg:x="94.037cm" svg:y="54.381cm">
            <text:p text:style-name="P1">thinking</text:p>
          </draw:rect>
          <draw:connector draw:style-name="gr18" draw:text-style-name="P3" draw:layer="layout" draw:type="curve" svg:x1="96.033cm" svg:y1="52.675cm" svg:x2="95.432cm" svg:y2="54.381cm" draw:start-shape="id16" draw:start-glue-point="2" draw:end-shape="id17" draw:end-glue-point="0" svg:d="M96033 52675c0 1279-601 427-601 1706" svg:viewBox="0 0 602 1707">
            <text:p/>
          </draw:connector>
          <draw:rect draw:style-name="gr9" draw:text-style-name="P1" xml:id="id23" draw:id="id23" draw:layer="layout" svg:width="2.79cm" svg:height="0.955cm" svg:x="89.36cm" svg:y="54.316cm">
            <text:p text:style-name="P1">learning</text:p>
          </draw:rect>
          <draw:rect draw:style-name="gr9" draw:text-style-name="P1" xml:id="id18" draw:id="id18" draw:layer="layout" svg:width="2.79cm" svg:height="0.955cm" svg:x="97.716cm" svg:y="54.381cm">
            <text:p text:style-name="P1">perception</text:p>
          </draw:rect>
          <draw:rect draw:style-name="gr9" draw:text-style-name="P1" xml:id="id19" draw:id="id19" draw:layer="layout" svg:width="2.79cm" svg:height="0.955cm" svg:x="82.203cm" svg:y="54.522cm">
            <text:p text:style-name="P1">memory</text:p>
          </draw:rect>
          <draw:rect draw:style-name="gr9" draw:text-style-name="P1" xml:id="id20" draw:id="id20" draw:layer="layout" svg:width="2.79cm" svg:height="0.955cm" svg:x="102.075cm" svg:y="54.381cm">
            <text:p text:style-name="P1">attention</text:p>
          </draw:rect>
          <draw:connector draw:style-name="gr19" draw:text-style-name="P3" draw:layer="layout" draw:type="curve" svg:x1="96.033cm" svg:y1="52.675cm" svg:x2="99.111cm" svg:y2="54.381cm" draw:start-shape="id16" draw:start-glue-point="2" draw:end-shape="id18" draw:end-glue-point="0" svg:d="M96033 52675c0 1279 3078 427 3078 1706" svg:viewBox="0 0 3079 1707">
            <text:p/>
          </draw:connector>
          <draw:connector draw:style-name="gr20" draw:text-style-name="P3" draw:layer="layout" draw:type="curve" svg:x1="96.033cm" svg:y1="52.675cm" svg:x2="83.598cm" svg:y2="54.522cm" draw:start-shape="id16" draw:start-glue-point="2" draw:end-shape="id19" draw:end-glue-point="0" svg:d="M96033 52675c0 1386-12435 463-12435 1847" svg:viewBox="0 0 12436 1848">
            <text:p/>
          </draw:connector>
          <draw:connector draw:style-name="gr21" draw:text-style-name="P3" draw:layer="layout" draw:type="curve" svg:x1="96.033cm" svg:y1="52.675cm" svg:x2="103.47cm" svg:y2="54.381cm" draw:start-shape="id16" draw:start-glue-point="2" draw:end-shape="id20" svg:d="M96033 52675c0 1279 7437 427 7437 1706" svg:viewBox="0 0 7438 1707">
            <text:p/>
          </draw:connector>
          <draw:rect draw:style-name="gr9" draw:text-style-name="P1" xml:id="id21" draw:id="id21" draw:layer="layout" svg:width="2.79cm" svg:height="0.955cm" svg:x="96.014cm" svg:y="60.94cm">
            <text:p text:style-name="P1">Problem<text:line-break/>solving</text:p>
          </draw:rect>
          <draw:rect draw:style-name="gr9" draw:text-style-name="P1" xml:id="id22" draw:id="id22" draw:layer="layout" svg:width="2.79cm" svg:height="0.955cm" svg:x="99.136cm" svg:y="60.94cm">
            <text:p text:style-name="P1">reasoning</text:p>
          </draw:rect>
          <draw:connector draw:style-name="gr22" draw:text-style-name="P3" draw:layer="layout" draw:type="curve" svg:x1="95.405cm" svg:y1="59.245cm" svg:x2="97.409cm" svg:y2="60.94cm" draw:start-shape="id11" draw:start-glue-point="2" draw:end-shape="id21" svg:d="M95405 59245c0 1272 2004 425 2004 1695" svg:viewBox="0 0 2005 1696">
            <text:p/>
          </draw:connector>
          <draw:connector draw:style-name="gr23" draw:text-style-name="P3" draw:layer="layout" draw:type="curve" svg:x1="95.405cm" svg:y1="59.245cm" svg:x2="100.531cm" svg:y2="60.94cm" draw:start-shape="id11" draw:end-shape="id22" draw:end-glue-point="0" svg:d="M95405 59245c0 1272 5126 425 5126 1695" svg:viewBox="0 0 5127 1696">
            <text:p/>
          </draw:connector>
          <draw:rect draw:style-name="gr5" draw:text-style-name="P5" xml:id="id11" draw:id="id11" draw:layer="layout" svg:width="5.292cm" svg:height="1.612cm" svg:x="92.759cm" svg:y="57.633cm">
            <text:p text:style-name="P1">None architectural<text:line-break/>(work on existing learned<text:line-break/>structures)</text:p>
          </draw:rect>
          <draw:connector draw:style-name="gr24" draw:text-style-name="P3" draw:layer="layout" draw:type="curve" svg:x1="96.033cm" svg:y1="52.675cm" svg:x2="90.755cm" svg:y2="54.316cm" draw:start-shape="id16" draw:start-glue-point="2" draw:end-shape="id23" draw:end-glue-point="0" svg:d="M96033 52675c0 1231-5278 411-5278 1641" svg:viewBox="0 0 5279 1642">
            <text:p/>
          </draw:connector>
          <draw:connector draw:style-name="gr25" draw:text-style-name="P3" draw:layer="layout" draw:type="curve" svg:x1="95.432cm" svg:y1="55.336cm" svg:x2="95.405cm" svg:y2="57.633cm" draw:start-shape="id17" draw:start-glue-point="2" draw:end-shape="id11" draw:end-glue-point="0" svg:d="M95432 55336c0 1723-27 575-27 2297" svg:viewBox="0 0 28 2298">
            <text:p/>
          </draw:connector>
          <draw:connector draw:style-name="gr14" draw:text-style-name="P3" draw:layer="layout" draw:type="curve" svg:x1="89.36cm" svg:y1="54.793cm" svg:x2="87.769cm" svg:y2="52.536cm" draw:start-shape="id23" draw:start-glue-point="3" draw:end-shape="id24" draw:end-glue-point="7" svg:d="M89360 54793c-1191 0-396-2257-1591-2257" svg:viewBox="0 0 1592 2258">
            <text:p/>
          </draw:connector>
          <draw:custom-shape draw:name="comment box 4" draw:style-name="gr26" draw:text-style-name="P9" xml:id="id24" draw:id="id24" draw:layer="layout" svg:width="3.82cm" svg:height="2.832cm" svg:x="83.949cm" svg:y="51.12cm">
            <text:p text:style-name="P8"><text:span text:style-name="T3">Discovering optimized parameters for a thinking model such as the weights of a neural network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27" draw:text-style-name="P3" draw:layer="layout" draw:type="curve" svg:x1="83.598cm" svg:y1="55.477cm" svg:x2="82.587cm" svg:y2="63.294cm" draw:start-shape="id19" draw:start-glue-point="2" draw:end-shape="id25" draw:end-glue-point="0" svg:d="M83598 55477c0 5863-1011 1955-1011 7817" svg:viewBox="0 0 1012 7818">
            <text:p/>
          </draw:connector>
          <draw:custom-shape draw:style-name="gr28" draw:text-style-name="P7" xml:id="id26" draw:id="id26" draw:layer="layout" svg:width="3.037cm" svg:height="1.675cm" svg:x="141.582cm" svg:y="34.859cm">
            <text:p text:style-name="P6"><text:span text:style-name="T2">From here </text:span><text:span text:style-name="T2"><text:line-break/></text:span><text:span text:style-name="T2">down we just have </text:span><text:span text:style-name="T2"><text:line-break/></text:span><text:span text:style-name="T2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461.52215391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139.533cm" svg:y1="38.375cm" svg:x2="143.101cm" svg:y2="36.534cm" draw:start-shape="id3" draw:start-glue-point="0" draw:end-shape="id26" draw:end-glue-point="6" svg:d="M139533 38375c0-1378 3568-458 3568-1841" svg:viewBox="0 0 3569 1842">
            <text:p/>
          </draw:connector>
          <draw:custom-shape draw:style-name="gr29" draw:text-style-name="P11" xml:id="id27" draw:id="id27" draw:layer="layout" svg:width="3.743cm" svg:height="3.634cm" svg:x="78.42cm" svg:y="58.686cm">
            <text:p text:style-name="P10">Neural coding<text:line-break/>represents <text:line-break/>information <text:line-break/>to information called <text:line-break/>trace</text:p>
            <draw:enhanced-geometry svg:viewBox="0 0 21600 21600" draw:mirror-horizontal="false" draw:mirror-vertical="false" draw:glue-points="10800 0 0 10800 10800 21600 21600 10800" draw:text-areas="0 0 21600 ?f11" draw:type="paper" draw:modifiers="19765.38461538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82.587cm" svg:y1="63.294cm" svg:x2="80.292cm" svg:y2="62.32cm" draw:start-shape="id25" draw:start-glue-point="0" draw:end-shape="id27" draw:end-glue-point="6" svg:d="M82587 63294c0-729-2295-242-2295-974" svg:viewBox="0 0 2296 975">
            <text:p/>
          </draw:connector>
          <draw:custom-shape draw:name="comment box 5" draw:style-name="gr26" draw:text-style-name="P9" xml:id="id28" draw:id="id28" draw:layer="layout" svg:width="3.82cm" svg:height="1.979cm" svg:x="88.768cm" svg:y="51.102cm">
            <text:p text:style-name="P8"><text:span text:style-name="T3">Changing the </text:span><text:span text:style-name="T3"><text:line-break/></text:span><text:span text:style-name="T3">structure of the model, such as the</text:span><text:span text:style-name="T3"><text:line-break/></text:span><text:span text:style-name="T3">architecture of layers 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94.037cm" svg:y1="54.858cm" svg:x2="92.588cm" svg:y2="52.091cm" draw:start-shape="id17" draw:start-glue-point="3" draw:end-shape="id28" draw:end-glue-point="7" svg:d="M94037 54858c-1084 0-360-2767-1449-2767" svg:viewBox="0 0 1450 2768">
            <text:p/>
          </draw:connector>
          <draw:rect draw:style-name="gr5" draw:text-style-name="P5" xml:id="id30" draw:id="id30" draw:layer="layout" svg:width="2.4cm" svg:height="1.412cm" svg:x="112.675cm" svg:y="46.326cm">
            <text:p text:style-name="P1">Meta<text:line-break/>cognition</text:p>
          </draw:rect>
          <draw:rect draw:style-name="gr5" draw:text-style-name="P5" xml:id="id29" draw:id="id29" draw:layer="layout" svg:width="2.4cm" svg:height="1cm" svg:x="98.513cm" svg:y="47.014cm">
            <text:p text:style-name="P1">Object<text:line-break/>level</text:p>
          </draw:rect>
          <draw:connector draw:style-name="gr30" draw:text-style-name="P3" draw:layer="layout" draw:type="curve" svg:x1="99.713cm" svg:y1="48.014cm" svg:x2="96.033cm" svg:y2="51.675cm" draw:start-shape="id29" draw:start-glue-point="2" draw:end-shape="id16" draw:end-glue-point="0" svg:d="M99713 48014c0 2746-3680 916-3680 3661" svg:viewBox="0 0 3681 3662">
            <text:p/>
          </draw:connector>
          <draw:rect draw:style-name="gr5" draw:text-style-name="P5" xml:id="id31" draw:id="id31" draw:layer="layout" svg:width="2.4cm" svg:height="1cm" svg:x="107.085cm" svg:y="49.231cm">
            <text:p text:style-name="P12"><text:span text:style-name="T4">Self-</text:span><text:span text:style-name="T4"><text:line-break/></text:span><text:span text:style-name="T4">c</text:span><text:span text:style-name="T3">onsciousness</text:span></text:p>
          </draw:rect>
          <draw:connector draw:style-name="gr31" draw:text-style-name="P3" draw:layer="layout" draw:type="curve" svg:x1="113.875cm" svg:y1="47.738cm" svg:x2="108.285cm" svg:y2="49.231cm" draw:start-shape="id30" draw:start-glue-point="2" draw:end-shape="id31" draw:end-glue-point="0" svg:d="M113875 47738c0 1120-5590 374-5590 1493" svg:viewBox="0 0 5591 1494">
            <text:p/>
          </draw:connector>
          <draw:rect draw:style-name="gr5" draw:text-style-name="P5" xml:id="id32" draw:id="id32" draw:layer="layout" svg:width="2.8cm" svg:height="1.2cm" svg:x="131.636cm" svg:y="40.837cm">
            <text:p text:style-name="P1">Organ<text:line-break/>(link)</text:p>
          </draw:rect>
          <draw:connector draw:style-name="gr32" draw:text-style-name="P3" draw:layer="layout" draw:type="curve" svg:x1="139.533cm" svg:y1="39.375cm" svg:x2="133.036cm" svg:y2="40.837cm" draw:start-shape="id3" draw:start-glue-point="2" draw:end-shape="id32" draw:end-glue-point="0" svg:d="M139533 39375c0 1096-6497 366-6497 1462" svg:viewBox="0 0 6498 1463">
            <text:p/>
          </draw:connector>
          <draw:rect draw:style-name="gr9" draw:text-style-name="P1" xml:id="id8" draw:id="id8" draw:layer="layout" svg:width="2.937cm" svg:height="1.219cm" svg:x="141.658cm" svg:y="50.98cm">
            <text:p text:style-name="P1">Spinal cord<text:line-break/>(Bus)</text:p>
          </draw:rect>
          <draw:connector draw:style-name="gr33" draw:text-style-name="P3" draw:layer="layout" draw:type="curve" svg:x1="143.121cm" svg:y1="48.51cm" svg:x2="143.126cm" svg:y2="50.98cm" draw:start-shape="id6" draw:start-glue-point="2" draw:end-shape="id8" draw:end-glue-point="0" svg:d="M143121 48510c0 1852 5 618 5 2470" svg:viewBox="0 0 6 2471">
            <text:p/>
          </draw:connector>
          <draw:rect draw:style-name="gr9" draw:text-style-name="P1" xml:id="id33" draw:id="id33" draw:layer="layout" svg:width="3.331cm" svg:height="1.431cm" svg:x="154.121cm" svg:y="48.727cm">
            <text:p text:style-name="P1">Peripheral<text:line-break/>nerves</text:p>
          </draw:rect>
          <draw:connector draw:style-name="gr34" draw:text-style-name="P3" draw:layer="layout" draw:type="curve" svg:x1="143.233cm" svg:y1="41.975cm" svg:x2="155.786cm" svg:y2="48.727cm" draw:start-shape="id5" draw:start-glue-point="2" draw:end-shape="id33" draw:end-glue-point="0" svg:d="M143233 41975c0 5064 12553 1688 12553 6752" svg:viewBox="0 0 12554 6753">
            <text:p/>
          </draw:connector>
          <draw:custom-shape draw:style-name="gr35" draw:text-style-name="P7" xml:id="id34" draw:id="id34" draw:layer="layout" svg:width="3.191cm" svg:height="1.93cm" svg:x="129.412cm" svg:y="37.536cm">
            <text:p text:style-name="P6"><text:span text:style-name="T2">From here </text:span><text:span text:style-name="T2"><text:line-break/></text:span><text:span text:style-name="T2">down we just have </text:span><text:span text:style-name="T2"><text:line-break/></text:span><text:span text:style-name="T2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133.036cm" svg:y1="40.837cm" svg:x2="131.008cm" svg:y2="39.466cm" draw:start-shape="id32" draw:start-glue-point="0" draw:end-shape="id34" draw:end-glue-point="6" svg:d="M133036 40837c0-1026-2028-341-2028-1371" svg:viewBox="0 0 2029 1372">
            <text:p/>
          </draw:connector>
          <draw:rect draw:style-name="gr9" draw:text-style-name="P1" xml:id="id6" draw:id="id6" draw:layer="layout" svg:width="3.9cm" svg:height="1.2cm" svg:x="141.171cm" svg:y="47.31cm">
            <text:p text:style-name="P1">Central nervous <text:line-break/>system</text:p>
          </draw:rect>
          <draw:connector draw:style-name="gr14" draw:text-style-name="P3" draw:layer="layout" draw:type="curve" svg:x1="147.164cm" svg:y1="50.914cm" svg:x2="148.137cm" svg:y2="49.883cm" draw:start-shape="id10" draw:start-glue-point="0" draw:end-shape="id35" draw:end-glue-point="6" svg:d="M147164 50914c0-772 973-257 973-1031" svg:viewBox="0 0 974 1032">
            <text:p/>
          </draw:connector>
          <draw:connector draw:style-name="gr36" draw:text-style-name="P3" draw:layer="layout" draw:type="curve" svg:x1="143.233cm" svg:y1="41.975cm" svg:x2="143.121cm" svg:y2="47.31cm" draw:start-shape="id5" draw:start-glue-point="2" draw:end-shape="id6" draw:end-glue-point="0" svg:d="M143233 41975c0 4002-112 1335-112 5335" svg:viewBox="0 0 113 5336">
            <text:p/>
          </draw:connector>
          <draw:custom-shape draw:style-name="gr37" draw:text-style-name="P7" xml:id="id36" draw:id="id36" draw:layer="layout" svg:width="2.469cm" svg:height="1.357cm" svg:x="134.918cm" svg:y="37.998cm">
            <text:p text:style-name="P6"><text:span text:style-name="T2">To convert </text:span><text:span text:style-name="T2"><text:line-break/></text:span><text:span text:style-name="T2">control input to </text:span><text:span text:style-name="T2"><text:line-break/></text:span><text:span text:style-name="T2">movement</text:span></text:p>
            <draw:enhanced-geometry svg:viewBox="0 0 21600 21600" draw:mirror-horizontal="false" draw:mirror-vertical="false" draw:glue-points="10800 0 0 10800 10800 21600 21600 10800" draw:text-areas="0 0 21600 ?f11" draw:type="paper" draw:modifiers="19471.7850287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138.42cm" svg:y1="40.775cm" svg:x2="136.153cm" svg:y2="39.355cm" draw:start-shape="id4" draw:start-glue-point="0" draw:end-shape="id36" draw:end-glue-point="6" svg:d="M138420 40775c0-1063-2267-354-2267-1420" svg:viewBox="0 0 2268 1421">
            <text:p/>
          </draw:connector>
          <draw:rect draw:style-name="gr38" draw:text-style-name="P1" xml:id="id37" draw:id="id37" draw:layer="layout" svg:width="2.475cm" svg:height="0.752cm" svg:x="154.746cm" svg:y="52.899cm">
            <text:p text:style-name="P13"><text:span text:style-name="T5">Enteric</text:span></text:p>
          </draw:rect>
          <draw:connector draw:style-name="gr39" draw:text-style-name="P3" draw:layer="layout" draw:type="curve" svg:x1="155.786cm" svg:y1="50.158cm" svg:x2="155.983cm" svg:y2="52.899cm" draw:start-shape="id33" draw:start-glue-point="2" draw:end-shape="id37" svg:d="M155786 50158c0 2056 197 686 197 2741" svg:viewBox="0 0 198 2742">
            <text:p/>
          </draw:connector>
          <draw:rect draw:style-name="gr9" draw:text-style-name="P1" xml:id="id38" draw:id="id38" draw:layer="layout" svg:width="2.426cm" svg:height="1.051cm" svg:x="150.249cm" svg:y="52.768cm">
            <text:p text:style-name="P1">Automatic</text:p>
          </draw:rect>
          <draw:connector draw:style-name="gr40" draw:text-style-name="P3" draw:layer="layout" draw:type="curve" svg:x1="155.786cm" svg:y1="50.158cm" svg:x2="151.462cm" svg:y2="52.768cm" draw:start-shape="id33" draw:start-glue-point="2" draw:end-shape="id38" draw:end-glue-point="0" svg:d="M155786 50158c0 1957-4324 653-4324 2610" svg:viewBox="0 0 4325 2611">
            <text:p/>
          </draw:connector>
          <draw:connector draw:style-name="gr41" draw:text-style-name="P3" draw:layer="layout" draw:type="curve" svg:x1="155.983cm" svg:y1="52.899cm" svg:x2="145.071cm" svg:y2="47.91cm" draw:start-shape="id37" draw:start-glue-point="0" draw:end-shape="id6" draw:end-glue-point="1" svg:d="M155983 52899c0-3326-3637-4989-10912-4989" svg:viewBox="0 0 10913 4990">
            <text:p/>
          </draw:connector>
          <draw:custom-shape draw:style-name="gr42" draw:text-style-name="P7" xml:id="id35" draw:id="id35" draw:layer="layout" svg:width="2.971cm" svg:height="1.583cm" svg:x="146.651cm" svg:y="48.3cm">
            <text:p text:style-name="P6"><text:span text:style-name="T2">Sensors with cpus in</text:span><text:span text:style-name="T2"><text:line-break/></text:span><text:span text:style-name="T2">them that they </text:span><text:span text:style-name="T2"><text:line-break/></text:span><text:span text:style-name="T2">preprocess data before</text:span><text:span text:style-name="T2"><text:line-break/></text:span><text:span text:style-name="T2">sending</text:span></text:p>
            <draw:enhanced-geometry svg:viewBox="0 0 21600 21600" draw:mirror-horizontal="false" draw:mirror-vertical="false" draw:glue-points="10800 0 0 10800 10800 21600 21600 10800" draw:text-areas="0 0 21600 ?f11" draw:type="paper" draw:modifiers="19864.49014203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rect draw:style-name="gr43" draw:text-style-name="P14" xml:id="id39" draw:id="id39" draw:layer="layout" svg:width="2.138cm" svg:height="1.014cm" svg:x="133.264cm" svg:y="42.994cm">
            <text:p text:style-name="P1">Motor <text:line-break/>neurons</text:p>
          </draw:rect>
          <draw:connector draw:style-name="gr44" draw:text-style-name="P3" draw:layer="layout" draw:type="curve" svg:x1="134.333cm" svg:y1="42.994cm" svg:x2="138.42cm" svg:y2="41.975cm" draw:start-shape="id39" draw:start-glue-point="0" draw:end-shape="id4" draw:end-glue-point="2" svg:d="M134333 42994c0-763 4087-254 4087-1019" svg:viewBox="0 0 4088 1020">
            <text:p/>
          </draw:connector>
          <draw:connector draw:style-name="gr45" draw:text-style-name="P3" draw:layer="layout" draw:type="curve" svg:x1="137.008cm" svg:y1="49.915cm" svg:x2="138.709cm" svg:y2="51.066cm" draw:start-shape="id40" draw:start-glue-point="2" draw:end-shape="id7" draw:end-glue-point="0" svg:d="M137008 49915c0 864 1701 289 1701 1151" svg:viewBox="0 0 1702 1152">
            <text:p/>
          </draw:connector>
          <draw:rect draw:style-name="gr43" draw:text-style-name="P14" xml:id="id40" draw:id="id40" draw:layer="layout" svg:width="2.138cm" svg:height="1.014cm" svg:x="135.939cm" svg:y="48.901cm">
            <text:p text:style-name="P1">projection <text:line-break/>neurons</text:p>
          </draw:rect>
          <draw:custom-shape draw:style-name="gr46" draw:text-style-name="P7" xml:id="id41" draw:id="id41" draw:layer="layout" svg:width="3.191cm" svg:height="1.228cm" svg:x="134.07cm" svg:y="46.567cm">
            <text:p text:style-name="P6"><text:span text:style-name="T2">Estblish connection</text:span><text:span text:style-name="T2"><text:line-break/></text:span><text:span text:style-name="T2">between different parts</text:span><text:span text:style-name="T2"><text:line-break/></text:span><text:span text:style-name="T2">of brain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47" draw:text-style-name="P3" draw:layer="layout" draw:type="curve" svg:x1="135.666cm" svg:y1="47.795cm" svg:x2="137.008cm" svg:y2="48.901cm" draw:start-shape="id41" draw:start-glue-point="6" draw:end-shape="id40" draw:end-glue-point="0" svg:d="M135666 47795c0 831 1342 278 1342 1106" svg:viewBox="0 0 1343 1107">
            <text:p/>
          </draw:connector>
          <draw:rect draw:style-name="gr5" draw:text-style-name="P5" xml:id="id42" draw:id="id42" draw:layer="layout" svg:width="3.056cm" svg:height="1cm" svg:x="101.97cm" svg:y="51.036cm">
            <text:p text:style-name="P1">non-cognitive<text:line-break/>processes</text:p>
          </draw:rect>
          <draw:connector draw:style-name="gr48" draw:text-style-name="P3" draw:layer="layout" draw:type="curve" svg:x1="99.713cm" svg:y1="48.014cm" svg:x2="103.498cm" svg:y2="51.036cm" draw:start-shape="id29" draw:start-glue-point="2" draw:end-shape="id42" draw:end-glue-point="0" svg:d="M99713 48014c0 2266 3785 756 3785 3022" svg:viewBox="0 0 3786 3023">
            <text:p/>
          </draw:connector>
          <draw:rect draw:style-name="gr9" draw:text-style-name="P1" xml:id="id43" draw:id="id43" draw:layer="layout" svg:width="2.449cm" svg:height="0.713cm" svg:x="158.524cm" svg:y="52.866cm">
            <text:p text:style-name="P1">Somatic</text:p>
          </draw:rect>
          <draw:connector draw:style-name="gr49" draw:text-style-name="P3" draw:layer="layout" draw:type="curve" svg:x1="155.786cm" svg:y1="50.158cm" svg:x2="159.748cm" svg:y2="52.866cm" draw:start-shape="id33" draw:start-glue-point="2" draw:end-shape="id43" draw:end-glue-point="0" svg:d="M155786 50158c0 2031 3962 677 3962 2708" svg:viewBox="0 0 3963 2709">
            <text:p/>
          </draw:connector>
          <draw:rect draw:style-name="gr50" draw:text-style-name="P15" xml:id="id45" draw:id="id45" draw:layer="layout" svg:width="2.5cm" svg:height="1cm" svg:x="68.387cm" svg:y="69.494cm">
            <text:p text:style-name="P1">explicit</text:p>
          </draw:rect>
          <draw:rect draw:style-name="gr50" draw:text-style-name="P15" xml:id="id46" draw:id="id46" draw:layer="layout" svg:width="2.3cm" svg:height="1cm" svg:x="65.487cm" svg:y="71.894cm">
            <text:p text:style-name="P1">long term</text:p>
          </draw:rect>
          <draw:connector draw:style-name="gr51" draw:text-style-name="P3" draw:layer="layout" draw:type="curve" svg:x1="78.537cm" svg:y1="66.294cm" svg:x2="69.637cm" svg:y2="69.494cm" draw:start-shape="id44" draw:start-glue-point="2" draw:end-shape="id45" svg:d="M78537 66294c0 2400-8900 800-8900 3200" svg:viewBox="0 0 8901 3201">
            <text:p/>
          </draw:connector>
          <draw:connector draw:style-name="gr52" draw:text-style-name="P3" draw:layer="layout" draw:type="curve" svg:x1="69.637cm" svg:y1="70.494cm" svg:x2="66.637cm" svg:y2="71.894cm" draw:start-shape="id45" draw:start-glue-point="2" draw:end-shape="id46" draw:end-glue-point="0" svg:d="M69637 70494c0 1050-3000 350-3000 1400" svg:viewBox="0 0 3001 1401">
            <text:p/>
          </draw:connector>
          <draw:rect draw:style-name="gr50" draw:text-style-name="P15" xml:id="id47" draw:id="id47" draw:layer="layout" svg:width="2.5cm" svg:height="1cm" svg:x="77.887cm" svg:y="69.794cm">
            <text:p text:style-name="P1">implicit</text:p>
          </draw:rect>
          <draw:connector draw:style-name="gr53" draw:text-style-name="P3" draw:layer="layout" draw:type="curve" svg:x1="78.537cm" svg:y1="66.294cm" svg:x2="79.137cm" svg:y2="69.794cm" draw:start-shape="id44" draw:start-glue-point="2" draw:end-shape="id47" draw:end-glue-point="0" svg:d="M78537 66294c0 2625 600 875 600 3500" svg:viewBox="0 0 601 3501">
            <text:p/>
          </draw:connector>
          <draw:rect draw:style-name="gr50" draw:text-style-name="P15" xml:id="id49" draw:id="id49" draw:layer="layout" svg:width="2.5cm" svg:height="1cm" svg:x="79.387cm" svg:y="72.194cm">
            <text:p text:style-name="P1">Repetition <text:line-break/>priming</text:p>
          </draw:rect>
          <draw:rect draw:style-name="gr50" draw:text-style-name="P15" xml:id="id48" draw:id="id48" draw:layer="layout" svg:width="2.5cm" svg:height="1cm" svg:x="76.387cm" svg:y="72.194cm">
            <text:p text:style-name="P1">skills</text:p>
          </draw:rect>
          <draw:connector draw:style-name="gr54" draw:text-style-name="P3" draw:layer="layout" draw:type="curve" svg:x1="79.137cm" svg:y1="70.794cm" svg:x2="77.637cm" svg:y2="72.194cm" draw:start-shape="id47" draw:start-glue-point="2" draw:end-shape="id48" draw:end-glue-point="0" svg:d="M79137 70794c0 1050-1500 350-1500 1400" svg:viewBox="0 0 1501 1401">
            <text:p/>
          </draw:connector>
          <draw:connector draw:style-name="gr55" draw:text-style-name="P3" draw:layer="layout" draw:type="curve" svg:x1="79.137cm" svg:y1="70.794cm" svg:x2="80.637cm" svg:y2="72.194cm" draw:start-shape="id47" draw:start-glue-point="2" draw:end-shape="id49" draw:end-glue-point="0" svg:d="M79137 70794c0 1050 1500 350 1500 1400" svg:viewBox="0 0 1501 1401">
            <text:p/>
          </draw:connector>
          <draw:rect draw:style-name="gr50" draw:text-style-name="P15" xml:id="id51" draw:id="id51" draw:layer="layout" svg:width="2.3cm" svg:height="1cm" svg:x="61.787cm" svg:y="74.394cm">
            <text:p text:style-name="P1">episodic</text:p>
          </draw:rect>
          <draw:rect draw:style-name="gr50" draw:text-style-name="P15" xml:id="id50" draw:id="id50" draw:layer="layout" svg:width="2.3cm" svg:height="1cm" svg:x="68.487cm" svg:y="74.894cm">
            <text:p text:style-name="P1">semantic</text:p>
          </draw:rect>
          <draw:connector draw:style-name="gr3" draw:text-style-name="P3" draw:layer="layout" draw:type="curve" svg:x1="66.637cm" svg:y1="72.894cm" svg:x2="69.637cm" svg:y2="74.894cm" draw:start-shape="id46" draw:start-glue-point="2" draw:end-shape="id50" draw:end-glue-point="0" svg:d="M66637 72894c0 1500 3000 500 3000 2000" svg:viewBox="0 0 3001 2001">
            <text:p/>
          </draw:connector>
          <draw:connector draw:style-name="gr6" draw:text-style-name="P3" draw:layer="layout" draw:type="curve" svg:x1="66.637cm" svg:y1="72.894cm" svg:x2="62.937cm" svg:y2="74.394cm" draw:start-shape="id46" draw:start-glue-point="2" draw:end-shape="id51" draw:end-glue-point="0" svg:d="M66637 72894c0 1125-3700 375-3700 1500" svg:viewBox="0 0 3701 1501">
            <text:p/>
          </draw:connector>
          <draw:rect draw:style-name="gr56" draw:text-style-name="P16" xml:id="id65" draw:id="id65" draw:layer="layout" svg:width="2.9cm" svg:height="1.6cm" svg:x="79.787cm" svg:y="76.994cm">
            <text:p text:style-name="P1">Sequence to<text:line-break/>sequence <text:line-break/>models</text:p>
          </draw:rect>
          <draw:connector draw:style-name="gr57" draw:text-style-name="P3" draw:layer="layout" draw:type="curve" svg:x1="80.637cm" svg:y1="73.194cm" svg:x2="81.437cm" svg:y2="74.994cm" draw:start-shape="id49" draw:start-glue-point="2" draw:end-shape="id52" draw:end-glue-point="0" svg:d="M80637 73194c0 1350 800 450 800 1800" svg:viewBox="0 0 801 1801">
            <text:p/>
          </draw:connector>
          <draw:rect draw:style-name="gr50" draw:text-style-name="P15" xml:id="id53" draw:id="id53" draw:layer="layout" svg:width="2.3cm" svg:height="1cm" svg:x="71.187cm" svg:y="74.894cm">
            <text:p text:style-name="P1">item <text:line-break/>memory</text:p>
          </draw:rect>
          <draw:connector draw:style-name="gr10" draw:text-style-name="P3" draw:layer="layout" draw:type="curve" svg:x1="66.637cm" svg:y1="72.894cm" svg:x2="72.337cm" svg:y2="74.894cm" draw:start-shape="id46" draw:start-glue-point="2" draw:end-shape="id53" draw:end-glue-point="0" svg:d="M66637 72894c0 1500 5700 500 5700 2000" svg:viewBox="0 0 5701 2001">
            <text:p/>
          </draw:connector>
          <draw:rect draw:style-name="gr50" draw:text-style-name="P15" xml:id="id54" draw:id="id54" draw:layer="layout" svg:width="2.3cm" svg:height="1cm" svg:x="71.187cm" svg:y="77.594cm">
            <text:p text:style-name="P1">knowing</text:p>
          </draw:rect>
          <draw:connector draw:style-name="gr11" draw:text-style-name="P3" draw:layer="layout" draw:type="curve" svg:x1="72.337cm" svg:y1="75.894cm" svg:x2="72.337cm" svg:y2="77.594cm" draw:start-shape="id53" draw:start-glue-point="2" draw:end-shape="id54" svg:d="M72337 75894v1700" svg:viewBox="0 0 1 1701">
            <text:p/>
          </draw:connector>
          <draw:connector draw:style-name="gr12" draw:text-style-name="P3" draw:layer="layout" draw:type="curve" svg:x1="69.637cm" svg:y1="75.894cm" svg:x2="72.337cm" svg:y2="77.594cm" draw:start-shape="id50" draw:start-glue-point="2" draw:end-shape="id54" draw:end-glue-point="0" svg:d="M69637 75894c0 1275 2700 425 2700 1700" svg:viewBox="0 0 2701 1701">
            <text:p/>
          </draw:connector>
          <draw:rect draw:name="memory" draw:style-name="gr2" draw:text-style-name="P2" xml:id="id25" draw:id="id25" draw:layer="layout" svg:width="2.4cm" svg:height="1cm" svg:x="81.387cm" svg:y="63.294cm">
            <text:p text:style-name="P1"><text:span text:style-name="T1">memory</text:span></text:p>
          </draw:rect>
          <draw:rect draw:style-name="gr50" draw:text-style-name="P15" xml:id="id55" draw:id="id55" draw:layer="layout" svg:width="2.3cm" svg:height="1cm" svg:x="71.187cm" svg:y="71.894cm">
            <text:p text:style-name="P1">Working</text:p>
          </draw:rect>
          <draw:connector draw:style-name="gr58" draw:text-style-name="P3" draw:layer="layout" draw:type="curve" svg:x1="69.637cm" svg:y1="70.494cm" svg:x2="72.337cm" svg:y2="71.894cm" draw:start-shape="id45" draw:start-glue-point="2" draw:end-shape="id55" draw:end-glue-point="0" svg:d="M69637 70494c0 1050 2700 350 2700 1400" svg:viewBox="0 0 2701 1401">
            <text:p/>
          </draw:connector>
          <draw:rect draw:style-name="gr50" draw:text-style-name="P15" xml:id="id56" draw:id="id56" draw:layer="layout" svg:width="2.3cm" svg:height="1cm" svg:x="71.187cm" svg:y="79.594cm">
            <text:p text:style-name="P1">Familiarity</text:p>
          </draw:rect>
          <draw:connector draw:style-name="gr58" draw:text-style-name="P3" draw:layer="layout" draw:type="curve" svg:x1="72.337cm" svg:y1="78.594cm" svg:x2="72.337cm" svg:y2="79.594cm" draw:start-shape="id54" draw:start-glue-point="2" draw:end-shape="id56" draw:end-glue-point="0" svg:d="M72337 78594v1000" svg:viewBox="0 0 1 1001">
            <text:p/>
          </draw:connector>
          <draw:rect draw:style-name="gr56" draw:text-style-name="P16" xml:id="id58" draw:id="id58" draw:layer="layout" svg:width="2.3cm" svg:height="1cm" svg:x="47.887cm" svg:y="89.994cm">
            <text:p text:style-name="P1">goal</text:p>
          </draw:rect>
          <draw:connector draw:style-name="gr8" draw:text-style-name="P3" draw:layer="layout" draw:type="curve" svg:x1="47.037cm" svg:y1="87.994cm" svg:x2="49.037cm" svg:y2="89.994cm" draw:start-shape="id57" draw:end-shape="id58" draw:end-glue-point="0" svg:d="M47037 87994c0 1500 2000 500 2000 2000" svg:viewBox="0 0 2001 2001">
            <text:p/>
          </draw:connector>
          <draw:rect draw:style-name="gr56" draw:text-style-name="P16" xml:id="id57" draw:id="id57" draw:layer="layout" svg:width="2.3cm" svg:height="1cm" svg:x="45.887cm" svg:y="86.994cm">
            <text:p text:style-name="P1">Normal<text:line-break/>scenario</text:p>
          </draw:rect>
          <draw:rect draw:style-name="gr56" draw:text-style-name="P16" xml:id="id84" draw:id="id84" draw:layer="layout" svg:width="2.3cm" svg:height="1cm" svg:x="58.887cm" svg:y="88.394cm">
            <text:p text:style-name="P1">follow<text:line-break/>scenario</text:p>
          </draw:rect>
          <draw:rect draw:style-name="gr56" draw:text-style-name="P16" xml:id="id59" draw:id="id59" draw:layer="layout" svg:width="2.3cm" svg:height="1cm" svg:x="51.887cm" svg:y="89.994cm">
            <text:p text:style-name="P1">sensors</text:p>
          </draw:rect>
          <draw:connector draw:style-name="gr59" draw:text-style-name="P3" draw:layer="layout" draw:type="curve" svg:x1="47.037cm" svg:y1="87.994cm" svg:x2="53.037cm" svg:y2="89.994cm" draw:start-shape="id57" draw:start-glue-point="2" draw:end-shape="id59" draw:end-glue-point="0" svg:d="M47037 87994c0 1500 6000 500 6000 2000" svg:viewBox="0 0 6001 2001">
            <text:p/>
          </draw:connector>
          <draw:rect draw:style-name="gr56" draw:text-style-name="P16" xml:id="id60" draw:id="id60" draw:layer="layout" svg:width="2.3cm" svg:height="1cm" svg:x="50.287cm" svg:y="92.194cm">
            <text:p text:style-name="P1">Lidar <text:line-break/>ranges</text:p>
          </draw:rect>
          <draw:connector draw:style-name="gr60" draw:text-style-name="P3" draw:layer="layout" draw:type="curve" svg:x1="53.037cm" svg:y1="90.994cm" svg:x2="51.437cm" svg:y2="92.194cm" draw:start-shape="id59" draw:start-glue-point="2" draw:end-shape="id60" svg:d="M53037 90994c0 900-1600 300-1600 1200" svg:viewBox="0 0 1601 1201">
            <text:p/>
          </draw:connector>
          <draw:rect draw:style-name="gr56" draw:text-style-name="P16" xml:id="id61" draw:id="id61" draw:layer="layout" svg:width="2.3cm" svg:height="1cm" svg:x="52.987cm" svg:y="92.194cm">
            <text:p text:style-name="P1">gps</text:p>
          </draw:rect>
          <draw:connector draw:style-name="gr61" draw:text-style-name="P3" draw:layer="layout" draw:type="curve" svg:x1="53.037cm" svg:y1="90.994cm" svg:x2="54.137cm" svg:y2="92.194cm" draw:start-shape="id59" draw:start-glue-point="2" draw:end-shape="id61" svg:d="M53037 90994c0 900 1100 300 1100 1200" svg:viewBox="0 0 1101 1201">
            <text:p/>
          </draw:connector>
          <draw:rect draw:style-name="gr50" draw:text-style-name="P15" xml:id="id63" draw:id="id63" draw:layer="layout" svg:width="3.154cm" svg:height="1.588cm" svg:x="53.793cm" svg:y="80.627cm">
            <text:p text:style-name="P1">Event<text:line-break/>specific<text:line-break/>knowledge</text:p>
          </draw:rect>
          <draw:connector draw:style-name="gr58" draw:text-style-name="P3" draw:layer="layout" draw:type="curve" svg:x1="57.955cm" svg:y1="79.247cm" svg:x2="55.37cm" svg:y2="80.627cm" draw:start-shape="id62" draw:start-glue-point="2" draw:end-shape="id63" draw:end-glue-point="0" svg:d="M57955 79247c0 1035-2585 345-2585 1380" svg:viewBox="0 0 2586 1381">
            <text:p/>
          </draw:connector>
          <draw:custom-shape draw:name="comment box 1" draw:style-name="gr62" draw:text-style-name="P9" xml:id="id64" draw:id="id64" draw:layer="layout" svg:width="4.4cm" svg:height="1.4cm" svg:x="73.387cm" svg:y="60.594cm">
            <text:p text:style-name="P8"><text:span text:style-name="T3">From cognitive</text:span><text:span text:style-name="T3"><text:line-break/></text:span><text:span text:style-name="T3">neuro science book</text:span><text:span text:style-name="T3"><text:line-break/></text:span><text:span text:style-name="T3">(the turquoise color)</text:span>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78.537cm" svg:y1="65.294cm" svg:x2="75.587cm" svg:y2="61.994cm" draw:start-shape="id44" draw:start-glue-point="0" draw:end-shape="id64" draw:end-glue-point="6" svg:d="M78537 65294c0-2473-2950-824-2950-3300" svg:viewBox="0 0 2951 3301">
            <text:p/>
          </draw:connector>
          <draw:rect draw:style-name="gr56" draw:text-style-name="P16" xml:id="id68" draw:id="id68" draw:layer="layout" svg:width="2.3cm" svg:height="1cm" svg:x="53.117cm" svg:y="83.934cm">
            <text:p text:style-name="P1">oldest</text:p>
          </draw:rect>
          <draw:rect draw:style-name="gr56" draw:text-style-name="P16" xml:id="id52" draw:id="id52" draw:layer="layout" svg:width="2.3cm" svg:height="1cm" svg:x="80.287cm" svg:y="74.994cm">
            <text:p text:style-name="P1">Robotic lab</text:p>
          </draw:rect>
          <draw:connector draw:style-name="gr58" draw:text-style-name="P3" draw:layer="layout" draw:type="curve" svg:x1="81.437cm" svg:y1="75.994cm" svg:x2="81.237cm" svg:y2="76.994cm" draw:start-shape="id52" draw:start-glue-point="2" draw:end-shape="id65" draw:end-glue-point="0" svg:d="M81437 75994c0 750-200 250-200 1000" svg:viewBox="0 0 201 1001">
            <text:p/>
          </draw:connector>
          <draw:rect draw:style-name="gr56" draw:text-style-name="P16" xml:id="id66" draw:id="id66" draw:layer="layout" svg:width="2.9cm" svg:height="1.2cm" svg:x="77.387cm" svg:y="79.694cm">
            <text:p text:style-name="P1">Architecture</text:p>
          </draw:rect>
          <draw:rect draw:style-name="gr56" draw:text-style-name="P16" xml:id="id67" draw:id="id67" draw:layer="layout" svg:width="2.9cm" svg:height="1.2cm" svg:x="82.687cm" svg:y="79.694cm">
            <text:p text:style-name="P1">Training config</text:p>
          </draw:rect>
          <draw:connector draw:style-name="gr58" draw:text-style-name="P3" draw:layer="layout" draw:type="curve" svg:x1="81.237cm" svg:y1="78.594cm" svg:x2="78.837cm" svg:y2="79.694cm" draw:start-shape="id65" draw:start-glue-point="2" draw:end-shape="id66" svg:d="M81237 78594c0 825-2400 275-2400 1100" svg:viewBox="0 0 2401 1101">
            <text:p/>
          </draw:connector>
          <draw:connector draw:style-name="gr58" draw:text-style-name="P3" draw:layer="layout" draw:type="curve" svg:x1="81.237cm" svg:y1="78.594cm" svg:x2="84.137cm" svg:y2="79.694cm" draw:start-shape="id65" draw:start-glue-point="2" draw:end-shape="id67" draw:end-glue-point="0" svg:d="M81237 78594c0 825 2900 275 2900 1100" svg:viewBox="0 0 2901 1101">
            <text:p/>
          </draw:connector>
          <draw:connector draw:style-name="gr58" draw:text-style-name="P3" draw:layer="layout" draw:type="curve" svg:x1="54.267cm" svg:y1="84.934cm" svg:x2="47.037cm" svg:y2="86.994cm" draw:start-shape="id68" draw:start-glue-point="2" draw:end-shape="id57" draw:end-glue-point="0" svg:d="M54267 84934c0 1545-7230 515-7230 2060" svg:viewBox="0 0 7231 2061">
            <text:p/>
          </draw:connector>
          <draw:rect draw:style-name="gr56" draw:text-style-name="P16" xml:id="id69" draw:id="id69" draw:layer="layout" svg:width="2.3cm" svg:height="1cm" svg:x="47.187cm" svg:y="94.794cm">
            <text:p text:style-name="P1">Learned<text:line-break/>parameters</text:p>
          </draw:rect>
          <draw:rect draw:style-name="gr56" draw:text-style-name="P16" xml:id="id70" draw:id="id70" draw:layer="layout" svg:width="2.3cm" svg:height="1cm" svg:x="45.187cm" svg:y="90.094cm">
            <text:p text:style-name="P1">Actions</text:p>
          </draw:rect>
          <draw:rect draw:style-name="gr56" draw:text-style-name="P16" xml:id="id73" draw:id="id73" draw:layer="layout" svg:width="2.3cm" svg:height="1cm" svg:x="43.787cm" svg:y="93.094cm">
            <text:p text:style-name="P1">commands</text:p>
          </draw:rect>
          <draw:rect draw:style-name="gr56" draw:text-style-name="P16" xml:id="id71" draw:id="id71" draw:layer="layout" svg:width="2.3cm" svg:height="1cm" svg:x="42.487cm" svg:y="90.094cm">
            <text:p text:style-name="P1">plans</text:p>
          </draw:rect>
          <draw:connector draw:style-name="gr63" draw:text-style-name="P3" draw:layer="layout" draw:type="curve" svg:x1="49.037cm" svg:y1="90.994cm" svg:x2="48.337cm" svg:y2="94.794cm" draw:start-shape="id58" draw:start-glue-point="2" draw:end-shape="id69" draw:end-glue-point="0" svg:d="M49037 90994c0 2850-700 950-700 3800" svg:viewBox="0 0 701 3801">
            <text:p/>
          </draw:connector>
          <draw:connector draw:style-name="gr64" draw:text-style-name="P3" draw:layer="layout" draw:type="curve" svg:x1="47.037cm" svg:y1="87.994cm" svg:x2="46.337cm" svg:y2="90.094cm" draw:start-shape="id57" draw:start-glue-point="2" draw:end-shape="id70" draw:end-glue-point="0" svg:d="M47037 87994c0 1575-700 525-700 2100" svg:viewBox="0 0 701 2101">
            <text:p/>
          </draw:connector>
          <draw:connector draw:style-name="gr65" draw:text-style-name="P3" draw:layer="layout" draw:type="curve" svg:x1="47.037cm" svg:y1="87.994cm" svg:x2="43.637cm" svg:y2="90.094cm" draw:start-shape="id57" draw:start-glue-point="2" draw:end-shape="id71" svg:d="M47037 87994c0 1575-3400 525-3400 2100" svg:viewBox="0 0 3401 2101">
            <text:p/>
          </draw:connector>
          <draw:rect draw:style-name="gr56" draw:text-style-name="P16" xml:id="id72" draw:id="id72" draw:layer="layout" svg:width="2.3cm" svg:height="1cm" svg:x="39.887cm" svg:y="90.094cm">
            <text:p text:style-name="P1">Mission</text:p>
          </draw:rect>
          <draw:connector draw:style-name="gr66" draw:text-style-name="P3" draw:layer="layout" draw:type="curve" svg:x1="47.037cm" svg:y1="87.994cm" svg:x2="41.037cm" svg:y2="90.094cm" draw:start-shape="id57" draw:start-glue-point="2" draw:end-shape="id72" draw:end-glue-point="0" svg:d="M47037 87994c0 1575-6000 525-6000 2100" svg:viewBox="0 0 6001 2101">
            <text:p/>
          </draw:connector>
          <draw:connector draw:style-name="gr67" draw:text-style-name="P3" draw:layer="layout" draw:type="curve" svg:x1="46.337cm" svg:y1="91.094cm" svg:x2="44.937cm" svg:y2="93.094cm" draw:start-shape="id70" draw:end-shape="id73" draw:end-glue-point="0" svg:d="M46337 91094c0 1500-1400 500-1400 2000" svg:viewBox="0 0 1401 2001">
            <text:p/>
          </draw:connector>
          <draw:rect draw:style-name="gr4" draw:text-style-name="P4" xml:id="id44" draw:id="id44" draw:layer="layout" svg:width="2.5cm" svg:height="1cm" svg:x="77.287cm" svg:y="65.294cm">
            <text:p text:style-name="P1">kind</text:p>
          </draw:rect>
          <draw:connector draw:style-name="gr68" draw:text-style-name="P3" draw:layer="layout" draw:type="curve" svg:x1="82.587cm" svg:y1="64.294cm" svg:x2="78.537cm" svg:y2="65.294cm" draw:start-shape="id25" draw:start-glue-point="2" draw:end-shape="id44" draw:end-glue-point="0" svg:d="M82587 64294c0 750-4050 250-4050 1000" svg:viewBox="0 0 4051 1001">
            <text:p/>
          </draw:connector>
          <draw:rect draw:style-name="gr4" draw:text-style-name="P4" xml:id="id74" draw:id="id74" draw:layer="layout" svg:width="2.5cm" svg:height="1cm" svg:x="86.887cm" svg:y="66.294cm">
            <text:p text:style-name="P1">action</text:p>
          </draw:rect>
          <draw:connector draw:style-name="gr69" draw:text-style-name="P3" draw:layer="layout" draw:type="curve" svg:x1="82.587cm" svg:y1="64.294cm" svg:x2="88.137cm" svg:y2="66.294cm" draw:start-shape="id25" draw:start-glue-point="2" draw:end-shape="id74" draw:end-glue-point="0" svg:d="M82587 64294c0 1500 5550 500 5550 2000" svg:viewBox="0 0 5551 2001">
            <text:p/>
          </draw:connector>
          <draw:rect draw:style-name="gr70" draw:text-style-name="P17" xml:id="id75" draw:id="id75" draw:layer="layout" svg:width="2.5cm" svg:height="1cm" svg:x="87.087cm" svg:y="69.194cm">
            <text:p text:style-name="P1">Segregarion</text:p>
          </draw:rect>
          <draw:rect draw:style-name="gr56" draw:text-style-name="P16" xml:id="id76" draw:id="id76" draw:layer="layout" svg:width="2.5cm" svg:height="1cm" svg:x="83.987cm" svg:y="72.394cm">
            <text:p text:style-name="P18"><text:span text:style-name="T6">Auto </text:span><text:span text:style-name="T6"><text:line-break/></text:span><text:span text:style-name="T6">correlation</text:span></text:p>
          </draw:rect>
          <draw:rect draw:style-name="gr56" draw:text-style-name="P16" xml:id="id77" draw:id="id77" draw:layer="layout" svg:width="2.5cm" svg:height="1cm" svg:x="87.487cm" svg:y="72.394cm">
            <text:p text:style-name="P18"><text:span text:style-name="T6">split</text:span></text:p>
          </draw:rect>
          <draw:rect draw:style-name="gr56" draw:text-style-name="P16" xml:id="id78" draw:id="id78" draw:layer="layout" svg:width="2.5cm" svg:height="1cm" svg:x="90.487cm" svg:y="72.394cm">
            <text:p text:style-name="P18"><text:span text:style-name="T6">clustering</text:span></text:p>
          </draw:rect>
          <draw:connector draw:style-name="gr71" draw:text-style-name="P3" draw:layer="layout" draw:type="curve" svg:x1="88.337cm" svg:y1="70.194cm" svg:x2="85.237cm" svg:y2="72.394cm" draw:start-shape="id75" draw:start-glue-point="2" draw:end-shape="id76" draw:end-glue-point="0" svg:d="M88337 70194c0 1650-3100 550-3100 2200" svg:viewBox="0 0 3101 2201">
            <text:p/>
          </draw:connector>
          <draw:connector draw:style-name="gr72" draw:text-style-name="P3" draw:layer="layout" draw:type="curve" svg:x1="88.337cm" svg:y1="70.194cm" svg:x2="88.737cm" svg:y2="72.394cm" draw:start-shape="id75" draw:start-glue-point="2" draw:end-shape="id77" draw:end-glue-point="0" svg:d="M88337 70194c0 1650 400 550 400 2200" svg:viewBox="0 0 401 2201">
            <text:p/>
          </draw:connector>
          <draw:connector draw:style-name="gr73" draw:text-style-name="P3" draw:layer="layout" draw:type="curve" svg:x1="88.337cm" svg:y1="70.194cm" svg:x2="91.737cm" svg:y2="72.394cm" draw:start-shape="id75" draw:start-glue-point="2" draw:end-shape="id78" svg:d="M88337 70194c0 1650 3400 550 3400 2200" svg:viewBox="0 0 3401 2201">
            <text:p/>
          </draw:connector>
          <draw:connector draw:style-name="gr74" draw:text-style-name="P3" draw:layer="layout" draw:type="curve" svg:x1="88.137cm" svg:y1="67.294cm" svg:x2="88.337cm" svg:y2="69.194cm" draw:start-shape="id74" draw:start-glue-point="2" draw:end-shape="id75" draw:end-glue-point="0" svg:d="M88137 67294c0 1425 200 475 200 1900" svg:viewBox="0 0 201 1901">
            <text:p/>
          </draw:connector>
          <draw:rect draw:style-name="gr56" draw:text-style-name="P16" draw:layer="layout" svg:width="2.5cm" svg:height="1cm" svg:x="93.587cm" svg:y="72.394cm">
            <text:p text:style-name="P18"><text:span text:style-name="T6">feature_slice</text:span></text:p>
          </draw:rect>
          <draw:custom-shape draw:name="comment box 2" draw:style-name="gr75" draw:text-style-name="P19" xml:id="id79" draw:id="id79" draw:layer="layout" svg:width="4.4cm" svg:height="2.1cm" svg:x="81.287cm" svg:y="67.794cm">
            <text:p text:style-name="P1">For finding <text:line-break/>periods in <text:line-break/>time series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connector draw:style-name="gr14" draw:text-style-name="P3" draw:layer="layout" draw:type="curve" svg:x1="85.237cm" svg:y1="72.394cm" svg:x2="83.487cm" svg:y2="69.894cm" draw:start-shape="id76" draw:start-glue-point="0" draw:end-shape="id79" draw:end-glue-point="6" svg:d="M85237 72394c0-1873-1750-624-1750-2500" svg:viewBox="0 0 1751 2501">
            <text:p/>
          </draw:connector>
          <draw:rect draw:style-name="gr56" draw:text-style-name="P16" xml:id="id80" draw:id="id80" draw:layer="layout" svg:width="2.3cm" svg:height="1cm" svg:x="67.422cm" svg:y="78.307cm">
            <text:p text:style-name="P1">goals</text:p>
          </draw:rect>
          <draw:connector draw:style-name="gr76" draw:text-style-name="P3" draw:layer="layout" draw:type="curve" svg:x1="69.637cm" svg:y1="75.894cm" svg:x2="68.572cm" svg:y2="78.307cm" draw:start-shape="id50" draw:start-glue-point="2" draw:end-shape="id80" draw:end-glue-point="0" svg:d="M69637 75894c0 1810-1065 604-1065 2413" svg:viewBox="0 0 1066 2414">
            <text:p/>
          </draw:connector>
          <draw:rect draw:style-name="gr56" draw:text-style-name="P16" xml:id="id81" draw:id="id81" draw:layer="layout" svg:width="2.3cm" svg:height="1cm" svg:x="67.099cm" svg:y="81.541cm">
            <text:p text:style-name="P1">Suprise<text:line-break/>reduction</text:p>
          </draw:rect>
          <draw:connector draw:style-name="gr77" draw:text-style-name="P3" draw:layer="layout" draw:type="curve" svg:x1="68.572cm" svg:y1="79.307cm" svg:x2="68.249cm" svg:y2="81.541cm" draw:start-shape="id80" draw:start-glue-point="2" draw:end-shape="id81" draw:end-glue-point="0" svg:d="M68572 79307c0 1675-323 559-323 2234" svg:viewBox="0 0 324 2235">
            <text:p/>
          </draw:connector>
          <draw:rect draw:style-name="gr50" draw:text-style-name="P15" xml:id="id82" draw:id="id82" draw:layer="layout" svg:width="3.154cm" svg:height="1.588cm" svg:x="61.178cm" svg:y="80.436cm">
            <text:p text:style-name="P1">General events</text:p>
          </draw:rect>
          <draw:connector draw:style-name="gr78" draw:text-style-name="P3" draw:layer="layout" draw:type="curve" svg:x1="57.955cm" svg:y1="79.247cm" svg:x2="62.755cm" svg:y2="80.436cm" draw:start-shape="id62" draw:start-glue-point="2" draw:end-shape="id82" draw:end-glue-point="0" svg:d="M57955 79247c0 892 4800 298 4800 1189" svg:viewBox="0 0 4801 1190">
            <text:p/>
          </draw:connector>
          <draw:rect draw:style-name="gr79" draw:text-style-name="P15" xml:id="id83" draw:id="id83" draw:layer="layout" svg:width="3.154cm" svg:height="1.588cm" svg:x="57.739cm" svg:y="80.415cm">
            <text:p text:style-name="P13"><text:span text:style-name="T5">lifetime</text:span></text:p>
          </draw:rect>
          <draw:connector draw:style-name="gr80" draw:text-style-name="P3" draw:layer="layout" draw:type="curve" svg:x1="57.955cm" svg:y1="79.247cm" svg:x2="59.316cm" svg:y2="80.415cm" draw:start-shape="id62" draw:end-shape="id83" draw:end-glue-point="0" svg:d="M57955 79247c0 876 1361 292 1361 1168" svg:viewBox="0 0 1362 1169">
            <text:p/>
          </draw:connector>
          <draw:connector draw:style-name="gr81" draw:text-style-name="P3" draw:layer="layout" draw:type="curve" svg:x1="55.37cm" svg:y1="82.215cm" svg:x2="54.267cm" svg:y2="83.934cm" draw:start-shape="id63" draw:start-glue-point="2" draw:end-shape="id68" draw:end-glue-point="0" svg:d="M55370 82215c0 1290-1103 431-1103 1719" svg:viewBox="0 0 1104 1720">
            <text:p/>
          </draw:connector>
          <draw:connector draw:style-name="gr82" draw:text-style-name="P3" draw:layer="layout" draw:type="curve" svg:x1="55.37cm" svg:y1="82.215cm" svg:x2="60.037cm" svg:y2="88.394cm" draw:start-shape="id63" draw:start-glue-point="2" draw:end-shape="id84" draw:end-glue-point="0" svg:d="M55370 82215c0 4635 4667 1546 4667 6179" svg:viewBox="0 0 4668 6180">
            <text:p/>
          </draw:connector>
          <draw:rect draw:style-name="gr50" draw:text-style-name="P15" xml:id="id62" draw:id="id62" draw:layer="layout" svg:width="3.804cm" svg:height="1cm" svg:x="56.053cm" svg:y="78.247cm">
            <text:p text:style-name="P1">Autobiographic</text:p>
          </draw:rect>
          <draw:connector draw:style-name="gr83" draw:text-style-name="P3" draw:layer="layout" draw:type="curve" svg:x1="62.937cm" svg:y1="75.394cm" svg:x2="57.955cm" svg:y2="78.247cm" draw:start-shape="id51" draw:start-glue-point="2" draw:end-shape="id62" draw:end-glue-point="0" svg:d="M62937 75394c0 2140-4982 714-4982 2853" svg:viewBox="0 0 4983 2854">
            <text:p/>
          </draw:connector>
          <draw:rect draw:style-name="gr56" draw:text-style-name="P16" xml:id="id85" draw:id="id85" draw:layer="layout" svg:width="2.138cm" svg:height="1.014cm" svg:x="126.757cm" svg:y="49.512cm">
            <text:p text:style-name="P1">neurons</text:p>
          </draw:rect>
          <draw:rect draw:style-name="gr50" draw:text-style-name="P15" xml:id="id88" draw:id="id88" draw:layer="layout" svg:width="2.411cm" svg:height="0.984cm" svg:x="130.14cm" svg:y="52.489cm">
            <text:p text:style-name="P1">Sensory<text:line-break/>neurons</text:p>
          </draw:rect>
          <draw:rect draw:style-name="gr50" draw:text-style-name="P15" xml:id="id87" draw:id="id87" draw:layer="layout" svg:width="2.138cm" svg:height="1.014cm" svg:x="127.641cm" svg:y="52.392cm">
            <text:p text:style-name="P1">Motor <text:line-break/>neurons</text:p>
          </draw:rect>
          <draw:rect draw:style-name="gr50" draw:text-style-name="P15" xml:id="id86" draw:id="id86" draw:layer="layout" svg:width="2.138cm" svg:height="1.014cm" svg:x="125.054cm" svg:y="52.416cm">
            <text:p text:style-name="P1">projection <text:line-break/>neurons</text:p>
          </draw:rect>
          <draw:connector draw:style-name="gr84" draw:text-style-name="P15" draw:layer="layout" draw:type="curve" svg:x1="127.826cm" svg:y1="50.526cm" svg:x2="126.123cm" svg:y2="52.416cm" draw:start-shape="id85" draw:start-glue-point="2" draw:end-shape="id86" svg:d="M127826 50526c0 1417-1703 473-1703 1890" svg:viewBox="0 0 1704 1891">
            <text:p/>
          </draw:connector>
          <draw:connector draw:style-name="gr85" draw:text-style-name="P15" draw:layer="layout" draw:type="curve" svg:x1="127.826cm" svg:y1="50.526cm" svg:x2="128.71cm" svg:y2="52.392cm" draw:start-shape="id85" draw:start-glue-point="2" draw:end-shape="id87" draw:end-glue-point="0" svg:d="M127826 50526c0 1399 884 467 884 1866" svg:viewBox="0 0 885 1867">
            <text:p/>
          </draw:connector>
          <draw:connector draw:style-name="gr86" draw:text-style-name="P15" draw:layer="layout" draw:type="curve" svg:x1="127.826cm" svg:y1="50.526cm" svg:x2="131.345cm" svg:y2="52.489cm" draw:start-shape="id85" draw:start-glue-point="2" draw:end-shape="id88" draw:end-glue-point="0" svg:d="M127826 50526c0 1473 3519 492 3519 1963" svg:viewBox="0 0 3520 1964">
            <text:p/>
          </draw:connector>
          <draw:rect draw:style-name="gr50" draw:text-style-name="P15" xml:id="id89" draw:id="id89" draw:layer="layout" svg:width="2.51cm" svg:height="1.014cm" svg:x="122.287cm" svg:y="52.396cm">
            <text:p text:style-name="P1">Interneuron <text:line-break/>neurons</text:p>
          </draw:rect>
          <draw:connector draw:style-name="gr87" draw:text-style-name="P15" draw:layer="layout" draw:type="curve" svg:x1="127.826cm" svg:y1="50.526cm" svg:x2="123.542cm" svg:y2="52.396cm" draw:start-shape="id85" draw:start-glue-point="2" draw:end-shape="id89" draw:end-glue-point="0" svg:d="M127826 50526c0 1402-4284 468-4284 1870" svg:viewBox="0 0 4285 1871">
            <text:p/>
          </draw:connector>
          <draw:rect draw:style-name="gr5" draw:text-style-name="P5" draw:layer="layout" svg:width="2.4cm" svg:height="1cm" svg:x="116.473cm" svg:y="43.428cm">
            <text:p text:style-name="P1">awareness</text:p>
          </draw:rect>
          <draw:rect draw:style-name="gr5" draw:text-style-name="P5" xml:id="id91" draw:id="id91" draw:layer="layout" svg:width="2.4cm" svg:height="1cm" svg:x="117.406cm" svg:y="41.471cm">
            <text:p text:style-name="P8"><text:span text:style-name="T3">Consciousness</text:span></text:p>
          </draw:rect>
          <draw:connector draw:style-name="gr88" draw:text-style-name="P3" draw:layer="layout" draw:type="curve" svg:x1="122.054cm" svg:y1="40.817cm" svg:x2="118.606cm" svg:y2="41.471cm" draw:start-shape="id90" draw:start-glue-point="2" draw:end-shape="id91" draw:end-glue-point="0" svg:d="M122054 40817c0 750-1724 500-1724 327s-1724-423-1724 327" svg:viewBox="0 0 3449 655">
            <text:p/>
          </draw:connector>
          <draw:rect draw:style-name="gr5" draw:text-style-name="P5" xml:id="id92" draw:id="id92" draw:layer="layout" svg:width="3.448cm" svg:height="1cm" svg:x="121.18cm" svg:y="41.937cm">
            <text:p text:style-name="P8"><text:span text:style-name="T3">unconsciousness</text:span></text:p>
          </draw:rect>
          <draw:connector draw:style-name="gr89" draw:text-style-name="P3" draw:layer="layout" draw:type="curve" svg:x1="122.054cm" svg:y1="40.817cm" svg:x2="122.904cm" svg:y2="41.937cm" draw:start-shape="id90" draw:start-glue-point="2" draw:end-shape="id92" draw:end-glue-point="0" svg:d="M122054 40817c0 840 850 280 850 1120" svg:viewBox="0 0 851 1121">
            <text:p/>
          </draw:connector>
          <draw:rect draw:style-name="gr5" draw:text-style-name="P5" xml:id="id93" draw:id="id93" draw:layer="layout" svg:width="2.4cm" svg:height="1cm" svg:x="107.085cm" svg:y="52.231cm">
            <text:p text:style-name="P12"><text:span text:style-name="T4">Self-</text:span><text:span text:style-name="T4"><text:line-break/></text:span><text:span text:style-name="T4">awareness</text:span></text:p>
          </draw:rect>
          <draw:connector draw:style-name="gr90" draw:text-style-name="P3" draw:layer="layout" draw:type="curve" svg:x1="108.285cm" svg:y1="50.231cm" svg:x2="108.285cm" svg:y2="52.231cm" draw:start-shape="id31" draw:start-glue-point="2" draw:end-shape="id93" draw:end-glue-point="0" svg:d="M108285 50231v2000" svg:viewBox="0 0 1 2001">
            <text:p/>
          </draw:connector>
          <draw:rect draw:style-name="gr9" draw:text-style-name="P1" xml:id="id94" draw:id="id94" draw:layer="layout" svg:width="2.143cm" svg:height="1.085cm" svg:x="105.481cm" svg:y="55.018cm">
            <text:p text:style-name="P1">Body<text:line-break/>awareness</text:p>
          </draw:rect>
          <draw:connector draw:style-name="gr91" draw:text-style-name="P3" draw:layer="layout" draw:type="curve" svg:x1="108.285cm" svg:y1="53.231cm" svg:x2="106.552cm" svg:y2="55.018cm" draw:start-shape="id93" draw:start-glue-point="2" draw:end-shape="id94" draw:end-glue-point="0" svg:d="M108285 53231c0 1341-1733 448-1733 1787" svg:viewBox="0 0 1734 1788">
            <text:p/>
          </draw:connector>
          <draw:custom-shape draw:style-name="gr42" draw:text-style-name="P7" xml:id="id96" draw:id="id96" draw:layer="layout" svg:width="2.971cm" svg:height="1.583cm" svg:x="108.947cm" svg:y="46.366cm">
            <text:p text:style-name="P6"><text:span text:style-name="T2">According to wiki</text:span><text:span text:style-name="T2"><text:line-break/></text:span><text:span text:style-name="T2">it is the highest level of</text:span><text:span text:style-name="T2"><text:line-break/></text:span><text:span text:style-name="T2">SA</text:span></text:p>
            <draw:enhanced-geometry svg:viewBox="0 0 21600 21600" draw:mirror-horizontal="false" draw:mirror-vertical="false" draw:glue-points="10800 0 0 10800 10800 21600 21600 10800" draw:text-areas="0 0 21600 ?f11" draw:type="paper" draw:modifiers="19864.49014203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/>
            </draw:enhanced-geometry>
          </draw:custom-shape>
          <draw:rect draw:style-name="gr5" draw:text-style-name="P5" xml:id="id90" draw:id="id90" draw:layer="layout" svg:width="2.4cm" svg:height="1cm" svg:x="120.854cm" svg:y="39.817cm">
            <text:p text:style-name="P8"><text:span text:style-name="T3">Psyche</text:span></text:p>
          </draw:rect>
          <draw:connector draw:style-name="gr92" draw:text-style-name="P3" draw:layer="layout" draw:type="curve" svg:x1="117.354cm" svg:y1="38.941cm" svg:x2="122.054cm" svg:y2="39.817cm" draw:start-shape="id2" draw:start-glue-point="2" draw:end-shape="id90" draw:end-glue-point="0" svg:d="M117354 38941c0 750 2495 500 2495 438s2205-312 2205 438" svg:viewBox="0 0 4701 877">
            <text:p/>
          </draw:connector>
          <draw:rect draw:style-name="gr5" draw:text-style-name="P5" xml:id="id95" draw:id="id95" draw:layer="layout" svg:width="2.4cm" svg:height="1.412cm" svg:x="109.009cm" svg:y="41.792cm">
            <text:p text:style-name="P1">Cognition</text:p>
          </draw:rect>
          <draw:connector draw:style-name="gr93" draw:text-style-name="P3" draw:layer="layout" draw:type="curve" svg:x1="110.209cm" svg:y1="43.204cm" svg:x2="113.875cm" svg:y2="46.326cm" draw:start-shape="id95" draw:start-glue-point="2" draw:end-shape="id30" draw:end-glue-point="0" svg:d="M110209 43204c0 2341 3666 781 3666 3122" svg:viewBox="0 0 3667 3123">
            <text:p/>
          </draw:connector>
          <draw:connector draw:style-name="gr94" draw:text-style-name="P3" draw:layer="layout" draw:type="curve" svg:x1="110.209cm" svg:y1="43.204cm" svg:x2="99.713cm" svg:y2="47.014cm" draw:start-shape="id95" draw:start-glue-point="2" draw:end-shape="id29" draw:end-glue-point="0" svg:d="M110209 43204c0 2857-10496 953-10496 3810" svg:viewBox="0 0 10497 3811">
            <text:p/>
          </draw:connector>
          <draw:connector draw:style-name="gr95" draw:text-style-name="P3" draw:layer="layout" draw:type="curve" svg:x1="117.354cm" svg:y1="38.941cm" svg:x2="110.209cm" svg:y2="41.792cm" draw:start-shape="id2" draw:start-glue-point="2" draw:end-shape="id95" draw:end-glue-point="0" svg:d="M117354 38941c0 2139-7145 714-7145 2851" svg:viewBox="0 0 7146 2852">
            <text:p/>
          </draw:connector>
          <draw:connector draw:style-name="gr47" draw:text-style-name="P3" draw:layer="layout" draw:type="curve" svg:x1="108.285cm" svg:y1="49.231cm" svg:x2="110.433cm" svg:y2="47.949cm" draw:start-shape="id31" draw:end-shape="id96" draw:end-glue-point="6" svg:d="M108285 49231c0-960 2148-319 2148-1282" svg:viewBox="0 0 2149 1283">
            <text:p/>
          </draw:connector>
          <draw:rect draw:style-name="gr5" draw:text-style-name="P5" xml:id="id97" draw:id="id97" draw:layer="layout" svg:width="2.4cm" svg:height="1cm" svg:x="109.825cm" svg:y="49.174cm">
            <text:p text:style-name="P12"><text:span text:style-name="T4">Self-</text:span><text:span text:style-name="T4"><text:line-break/></text:span><text:span text:style-name="T4">monitoring</text:span></text:p>
          </draw:rect>
          <draw:rect draw:style-name="gr5" draw:text-style-name="P5" xml:id="id98" draw:id="id98" draw:layer="layout" svg:width="2.4cm" svg:height="1cm" svg:x="112.433cm" svg:y="49.136cm">
            <text:p text:style-name="P12"><text:span text:style-name="T4">Self-</text:span><text:span text:style-name="T4"><text:line-break/></text:span><text:span text:style-name="T4">evaluation</text:span></text:p>
          </draw:rect>
          <draw:rect draw:style-name="gr5" draw:text-style-name="P5" xml:id="id99" draw:id="id99" draw:layer="layout" svg:width="2.4cm" svg:height="1cm" svg:x="115.033cm" svg:y="49.136cm">
            <text:p text:style-name="P12"><text:span text:style-name="T4">Self-</text:span><text:span text:style-name="T4"><text:line-break/></text:span><text:span text:style-name="T4">regulation</text:span></text:p>
          </draw:rect>
          <draw:connector draw:style-name="gr96" draw:text-style-name="P3" draw:layer="layout" draw:type="curve" svg:x1="113.875cm" svg:y1="47.738cm" svg:x2="111.025cm" svg:y2="49.174cm" draw:start-shape="id30" draw:start-glue-point="2" draw:end-shape="id97" draw:end-glue-point="0" svg:d="M113875 47738c0 1077-2850 359-2850 1436" svg:viewBox="0 0 2851 1437">
            <text:p/>
          </draw:connector>
          <draw:connector draw:style-name="gr97" draw:text-style-name="P3" draw:layer="layout" draw:type="curve" svg:x1="113.875cm" svg:y1="47.738cm" svg:x2="113.633cm" svg:y2="49.136cm" draw:start-shape="id30" draw:start-glue-point="2" draw:end-shape="id98" draw:end-glue-point="0" svg:d="M113875 47738c0 1048-242 350-242 1398" svg:viewBox="0 0 243 1399">
            <text:p/>
          </draw:connector>
          <draw:connector draw:style-name="gr98" draw:text-style-name="P3" draw:layer="layout" draw:type="curve" svg:x1="113.875cm" svg:y1="47.738cm" svg:x2="116.233cm" svg:y2="49.136cm" draw:start-shape="id30" draw:start-glue-point="2" draw:end-shape="id99" draw:end-glue-point="0" svg:d="M113875 47738c0 1048 2358 350 2358 1398" svg:viewBox="0 0 2359 1399">
            <text:p/>
          </draw:connector>
          <draw:connector draw:style-name="gr99" draw:text-style-name="P3" draw:layer="layout" draw:type="curve" svg:x1="129.834cm" svg:y1="47.557cm" svg:x2="127.826cm" svg:y2="49.512cm" draw:start-shape="id100" draw:start-glue-point="2" draw:end-shape="id85" draw:end-glue-point="0" svg:d="M129834 47557c0 1467-2008 490-2008 1955" svg:viewBox="0 0 2009 1956">
            <text:p/>
          </draw:connector>
          <draw:rect draw:style-name="gr56" draw:text-style-name="P16" xml:id="id101" draw:id="id101" draw:layer="layout" svg:width="2.138cm" svg:height="1.014cm" svg:x="130.385cm" svg:y="48.359cm">
            <text:p text:style-name="P1">Nerve</text:p>
          </draw:rect>
          <draw:connector draw:style-name="gr100" draw:text-style-name="P3" draw:layer="layout" draw:type="curve" svg:x1="129.834cm" svg:y1="47.557cm" svg:x2="131.454cm" svg:y2="48.359cm" draw:start-shape="id100" draw:start-glue-point="2" draw:end-shape="id101" draw:end-glue-point="0" svg:d="M129834 47557c0 601 1620 201 1620 802" svg:viewBox="0 0 1621 803">
            <text:p/>
          </draw:connector>
          <draw:rect draw:style-name="gr4" draw:text-style-name="P4" xml:id="id100" draw:id="id100" draw:layer="layout" svg:width="2.411cm" svg:height="0.984cm" svg:x="128.629cm" svg:y="46.573cm">
            <text:p text:style-name="P1">shared</text:p>
          </draw:rect>
          <draw:connector draw:style-name="gr101" draw:text-style-name="P3" draw:layer="layout" draw:type="curve" svg:x1="143.233cm" svg:y1="41.975cm" svg:x2="129.834cm" svg:y2="46.573cm" draw:start-shape="id5" draw:start-glue-point="2" draw:end-shape="id100" draw:end-glue-point="0" svg:d="M143233 41975c0 3448-13399 1150-13399 4598" svg:viewBox="0 0 13400 4599">
            <text:p/>
          </draw:connector>
        </draw:g>
        <officeooo:annotation svg:x="-19.616cm" svg:y="-6.752cm" svg:width="0.396cm" svg:height="0.496cm">
          <dc:date>2026-02-04T19:14:01</dc:date>
          <text:p>Yeys</text:p>
          <text:p/>
        </officeooo:annotation>
        <officeooo:annotation svg:x="-18.616cm" svg:y="-6.752cm" svg:width="0.396cm" svg:height="0.496cm">
          <dc:date>2026-02-04T19:14:08</dc:date>
          <text:p>dfsdf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1" draw:display-name="Arrowheads 11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6" draw:display-name="Arrowheads 16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7" draw:display-name="Arrowheads 237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0" draw:display-name="Arrowheads 240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" draw:display-name="Arrowheads 25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52" draw:display-name="Arrowheads 252" svg:viewBox="0 0 20 20" svg:d="M0 20l10-20 10 20z"/>
    <draw:marker draw:name="Arrowheads_20_253" draw:display-name="Arrowheads 253" svg:viewBox="0 0 20 20" svg:d="M0 20l10-20 10 20z"/>
    <draw:marker draw:name="Arrowheads_20_254" draw:display-name="Arrowheads 254" svg:viewBox="0 0 20 20" svg:d="M0 20l10-20 10 20z"/>
    <draw:marker draw:name="Arrowheads_20_255" draw:display-name="Arrowheads 25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58" draw:display-name="Arrowheads 258" svg:viewBox="0 0 20 20" svg:d="M0 20l10-20 10 20z"/>
    <draw:marker draw:name="Arrowheads_20_259" draw:display-name="Arrowheads 259" svg:viewBox="0 0 20 20" svg:d="M0 20l10-20 10 20z"/>
    <draw:marker draw:name="Arrowheads_20_26" draw:display-name="Arrowheads 26" svg:viewBox="0 0 20 20" svg:d="M0 20l10-20 10 20z"/>
    <draw:marker draw:name="Arrowheads_20_260" draw:display-name="Arrowheads 260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8" draw:display-name="Arrowheads 28" svg:viewBox="0 0 20 20" svg:d="M0 20l10-20 10 20z"/>
    <draw:marker draw:name="Arrowheads_20_33" draw:display-name="Arrowheads 33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9:11:48.695874949</meta:creation-date>
    <meta:editing-duration>P17DT42M57S</meta:editing-duration>
    <meta:editing-cycles>263</meta:editing-cycles>
    <meta:generator>LibreOffice/7.6.7.2$Linux_X86_64 LibreOffice_project/60$Build-2</meta:generator>
    <dc:title>diagram</dc:title>
    <dc:date>2026-03-20T19:08:37.683587000</dc:date>
    <meta:document-statistic meta:object-count="206"/>
    <meta:template xlink:type="simple" xlink:actuate="onRequest" xlink:title="diagram" xlink:href="../../../phd_thesis/assets/Templates/diagram1.otg" meta:date="2026-01-08T09:11:48.083349446"/>
  </office:meta>
</office:document-meta>
</file>